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f4f1d" officeooo:paragraph-rsid="11ff4f1d" style:font-style-asian="normal" style:font-style-complex="normal"/>
    </style:style>
    <style:style style:name="P2" style:family="paragraph" style:parent-style-name="Text_20_body">
      <style:text-properties fo:font-style="normal" officeooo:rsid="13293b38" officeooo:paragraph-rsid="13293b38" style:font-style-asian="normal" style:font-style-complex="normal"/>
    </style:style>
    <style:style style:name="P3" style:family="paragraph" style:parent-style-name="Text_20_body">
      <style:text-properties fo:font-style="normal" officeooo:rsid="1357b463" officeooo:paragraph-rsid="1357b463" style:font-style-asian="normal" style:font-style-complex="normal"/>
    </style:style>
    <style:style style:name="P4" style:family="paragraph" style:parent-style-name="Text_20_body">
      <style:text-properties fo:font-style="normal" officeooo:rsid="135e8594" officeooo:paragraph-rsid="135e8594" style:font-style-asian="normal" style:font-style-complex="normal"/>
    </style:style>
    <style:style style:name="P5" style:family="paragraph" style:parent-style-name="Text_20_body">
      <style:text-properties fo:font-style="normal" officeooo:rsid="13acb4f4" officeooo:paragraph-rsid="13746450" style:font-style-asian="normal" style:font-style-complex="normal"/>
    </style:style>
    <style:style style:name="P6" style:family="paragraph" style:parent-style-name="Text_20_body">
      <style:text-properties officeooo:rsid="1215a39f" officeooo:paragraph-rsid="1215a39f"/>
    </style:style>
    <style:style style:name="P7" style:family="paragraph" style:parent-style-name="Text_20_body">
      <style:text-properties officeooo:rsid="12208f30" officeooo:paragraph-rsid="12208f30"/>
    </style:style>
    <style:style style:name="P8" style:family="paragraph" style:parent-style-name="Text_20_body">
      <style:text-properties fo:language="cs" fo:country="CZ" officeooo:rsid="120ad196" officeooo:paragraph-rsid="128a63c3"/>
    </style:style>
    <style:style style:name="P9" style:family="paragraph" style:parent-style-name="Text_20_body">
      <style:text-properties fo:language="cs" fo:country="CZ" officeooo:rsid="128c433e" officeooo:paragraph-rsid="128a63c3"/>
    </style:style>
    <style:style style:name="P10" style:family="paragraph" style:parent-style-name="Text_20_body">
      <style:text-properties fo:language="cs" fo:country="CZ" officeooo:rsid="128c433e" officeooo:paragraph-rsid="128c433e"/>
    </style:style>
    <style:style style:name="P11" style:family="paragraph" style:parent-style-name="Text_20_body">
      <style:text-properties fo:language="cs" fo:country="CZ" officeooo:rsid="1292f473" officeooo:paragraph-rsid="12ba21a8"/>
    </style:style>
    <style:style style:name="P12" style:family="paragraph" style:parent-style-name="Text_20_body">
      <style:text-properties fo:language="cs" fo:country="CZ" officeooo:rsid="12933252" officeooo:paragraph-rsid="12ba21a8"/>
    </style:style>
    <style:style style:name="P13" style:family="paragraph" style:parent-style-name="Text_20_body">
      <style:text-properties officeooo:rsid="1284e9ba" officeooo:paragraph-rsid="1284e9ba"/>
    </style:style>
    <style:style style:name="P14" style:family="paragraph" style:parent-style-name="Text_20_body">
      <style:text-properties officeooo:rsid="1285b3e2" officeooo:paragraph-rsid="1285b3e2"/>
    </style:style>
    <style:style style:name="P15" style:family="paragraph" style:parent-style-name="Text_20_body">
      <style:text-properties officeooo:rsid="12867779" officeooo:paragraph-rsid="12867779"/>
    </style:style>
    <style:style style:name="P16" style:family="paragraph" style:parent-style-name="Text_20_body">
      <style:text-properties officeooo:rsid="1286f93b" officeooo:paragraph-rsid="1286f93b"/>
    </style:style>
    <style:style style:name="P17" style:family="paragraph" style:parent-style-name="Text_20_body">
      <style:text-properties officeooo:rsid="128e0816" officeooo:paragraph-rsid="128e0816"/>
    </style:style>
    <style:style style:name="P18" style:family="paragraph" style:parent-style-name="Text_20_body">
      <style:text-properties officeooo:rsid="12acd929" officeooo:paragraph-rsid="12acd929"/>
    </style:style>
    <style:style style:name="P19" style:family="paragraph" style:parent-style-name="Text_20_body">
      <style:text-properties officeooo:rsid="1273419a" officeooo:paragraph-rsid="130c660b"/>
    </style:style>
    <style:style style:name="P20" style:family="paragraph" style:parent-style-name="Text_20_body">
      <style:text-properties officeooo:rsid="12017927" officeooo:paragraph-rsid="12ba21a8"/>
    </style:style>
    <style:style style:name="P21" style:family="paragraph" style:parent-style-name="Text_20_body">
      <style:text-properties officeooo:rsid="0fbf7bba" officeooo:paragraph-rsid="12ba21a8"/>
    </style:style>
    <style:style style:name="P22" style:family="paragraph" style:parent-style-name="Text_20_body">
      <style:text-properties officeooo:rsid="127f73eb" officeooo:paragraph-rsid="12ba21a8"/>
    </style:style>
    <style:style style:name="P23" style:family="paragraph" style:parent-style-name="Text_20_body">
      <style:text-properties officeooo:rsid="1252458f" officeooo:paragraph-rsid="1252458f"/>
    </style:style>
    <style:style style:name="P24" style:family="paragraph" style:parent-style-name="Text_20_body">
      <style:text-properties officeooo:rsid="12bd1159" officeooo:paragraph-rsid="12bd1159"/>
    </style:style>
    <style:style style:name="P25" style:family="paragraph" style:parent-style-name="Text_20_body">
      <style:text-properties officeooo:rsid="12be790c" officeooo:paragraph-rsid="12de2927"/>
    </style:style>
    <style:style style:name="P26" style:family="paragraph" style:parent-style-name="Text_20_body">
      <style:text-properties officeooo:rsid="12e297bb" officeooo:paragraph-rsid="12f86640"/>
    </style:style>
    <style:style style:name="P27" style:family="paragraph" style:parent-style-name="Text_20_body">
      <style:text-properties officeooo:rsid="12e532c1" officeooo:paragraph-rsid="12f86640"/>
    </style:style>
    <style:style style:name="P28" style:family="paragraph" style:parent-style-name="Text_20_body">
      <style:text-properties officeooo:rsid="12ed5acd" officeooo:paragraph-rsid="12ed5acd"/>
    </style:style>
    <style:style style:name="P29" style:family="paragraph" style:parent-style-name="Text_20_body">
      <style:text-properties officeooo:rsid="1204a289" officeooo:paragraph-rsid="12edea65"/>
    </style:style>
    <style:style style:name="P30" style:family="paragraph" style:parent-style-name="Text_20_body">
      <style:text-properties officeooo:rsid="1204a289" officeooo:paragraph-rsid="12ef55c6"/>
    </style:style>
    <style:style style:name="P31" style:family="paragraph" style:parent-style-name="Text_20_body">
      <style:text-properties officeooo:rsid="120966f5" officeooo:paragraph-rsid="12edea65"/>
    </style:style>
    <style:style style:name="P32" style:family="paragraph" style:parent-style-name="Text_20_body">
      <style:text-properties officeooo:rsid="12f008a8" officeooo:paragraph-rsid="12f008a8"/>
    </style:style>
    <style:style style:name="P33" style:family="paragraph" style:parent-style-name="Text_20_body">
      <style:text-properties officeooo:rsid="12f94dac" officeooo:paragraph-rsid="12f94dac"/>
    </style:style>
    <style:style style:name="P34" style:family="paragraph" style:parent-style-name="Text_20_body">
      <style:text-properties officeooo:rsid="13079475" officeooo:paragraph-rsid="13079475"/>
    </style:style>
    <style:style style:name="P35" style:family="paragraph" style:parent-style-name="Text_20_body">
      <style:text-properties officeooo:rsid="1309c173" officeooo:paragraph-rsid="1320ec7f"/>
    </style:style>
    <style:style style:name="P36" style:family="paragraph" style:parent-style-name="Text_20_body">
      <style:text-properties officeooo:rsid="13115300" officeooo:paragraph-rsid="13115300"/>
    </style:style>
    <style:style style:name="P37" style:family="paragraph" style:parent-style-name="Text_20_body">
      <style:text-properties officeooo:rsid="1317a57d" officeooo:paragraph-rsid="1317a57d"/>
    </style:style>
    <style:style style:name="P38" style:family="paragraph" style:parent-style-name="Text_20_body">
      <style:text-properties officeooo:rsid="12df198a" officeooo:paragraph-rsid="12e12c35"/>
    </style:style>
    <style:style style:name="P39" style:family="paragraph" style:parent-style-name="Text_20_body">
      <style:text-properties officeooo:rsid="1205f374" officeooo:paragraph-rsid="12ef55c6"/>
    </style:style>
    <style:style style:name="P40" style:family="paragraph" style:parent-style-name="Text_20_body">
      <style:text-properties fo:font-style="italic" officeooo:rsid="133cd7d1" officeooo:paragraph-rsid="133cd7d1" style:font-style-asian="italic" style:font-style-complex="italic"/>
    </style:style>
    <style:style style:name="P41" style:family="paragraph" style:parent-style-name="Text_20_body">
      <style:text-properties fo:font-style="italic" officeooo:rsid="1369ea01" officeooo:paragraph-rsid="1369ea01" style:font-style-asian="italic" style:font-style-complex="italic"/>
    </style:style>
    <style:style style:name="P42" style:family="paragraph" style:parent-style-name="Text_20_body">
      <style:text-properties fo:font-style="italic" officeooo:rsid="136e8e76" officeooo:paragraph-rsid="136e8e76" style:font-style-asian="italic" style:font-style-complex="italic"/>
    </style:style>
    <style:style style:name="P43" style:family="paragraph" style:parent-style-name="Text_20_body">
      <style:text-properties fo:font-style="italic" officeooo:rsid="13793354" officeooo:paragraph-rsid="13793354" style:font-style-asian="italic" style:font-style-complex="italic"/>
    </style:style>
    <style:style style:name="P44" style:family="paragraph" style:parent-style-name="Text_20_body">
      <style:text-properties fo:font-style="italic" officeooo:rsid="1330a5b7" officeooo:paragraph-rsid="13947e37" style:font-style-asian="italic" style:font-style-complex="italic"/>
    </style:style>
    <style:style style:name="P45" style:family="paragraph" style:parent-style-name="Text_20_body">
      <style:text-properties fo:font-style="italic" officeooo:rsid="1385591b" officeooo:paragraph-rsid="13947e37" style:font-style-asian="italic" style:font-style-complex="italic"/>
    </style:style>
    <style:style style:name="P46" style:family="paragraph" style:parent-style-name="Text_20_body">
      <style:text-properties fo:font-style="italic" officeooo:rsid="1385591b" officeooo:paragraph-rsid="13952307" style:font-style-asian="italic" style:font-style-complex="italic"/>
    </style:style>
    <style:style style:name="P47" style:family="paragraph" style:parent-style-name="Text_20_body">
      <style:text-properties fo:font-style="italic" officeooo:rsid="136c9d2e" officeooo:paragraph-rsid="136c9d2e" style:font-style-asian="italic" style:font-style-complex="italic"/>
    </style:style>
    <style:style style:name="P48" style:family="paragraph" style:parent-style-name="Text_20_body">
      <style:text-properties fo:font-style="italic" officeooo:rsid="137e9b5b" officeooo:paragraph-rsid="137e9b5b" style:font-style-asian="italic" style:font-style-complex="italic"/>
    </style:style>
    <style:style style:name="P49" style:family="paragraph" style:parent-style-name="Text_20_body">
      <style:text-properties fo:font-style="italic" officeooo:rsid="13629020" officeooo:paragraph-rsid="13ced987" style:font-style-asian="italic" style:font-style-complex="italic"/>
    </style:style>
    <style:style style:name="P50" style:family="paragraph" style:parent-style-name="Text_20_body">
      <style:text-properties fo:font-style="italic" officeooo:rsid="13f7cc7f" officeooo:paragraph-rsid="13f7cc7f" style:font-style-asian="italic" style:font-style-complex="italic"/>
    </style:style>
    <style:style style:name="P51" style:family="paragraph" style:parent-style-name="Text_20_body">
      <style:text-properties officeooo:rsid="134c2f67" officeooo:paragraph-rsid="134c2f67"/>
    </style:style>
    <style:style style:name="P52" style:family="paragraph" style:parent-style-name="Text_20_body">
      <style:text-properties officeooo:rsid="1353cdbd" officeooo:paragraph-rsid="1353cdbd"/>
    </style:style>
    <style:style style:name="P53" style:family="paragraph" style:parent-style-name="Text_20_body">
      <style:text-properties officeooo:rsid="13762611" officeooo:paragraph-rsid="13762611"/>
    </style:style>
    <style:style style:name="P54" style:family="paragraph" style:parent-style-name="Text_20_body">
      <style:text-properties officeooo:rsid="13793354" officeooo:paragraph-rsid="13793354"/>
    </style:style>
    <style:style style:name="P55" style:family="paragraph" style:parent-style-name="Text_20_body">
      <style:text-properties officeooo:rsid="137ada5c" officeooo:paragraph-rsid="137ada5c"/>
    </style:style>
    <style:style style:name="P56" style:family="paragraph" style:parent-style-name="Text_20_body">
      <style:text-properties officeooo:rsid="130620e1" officeooo:paragraph-rsid="130620e1"/>
    </style:style>
    <style:style style:name="P57" style:family="paragraph" style:parent-style-name="Text_20_body">
      <style:text-properties officeooo:rsid="131a6167" officeooo:paragraph-rsid="13ced987"/>
    </style:style>
    <style:style style:name="P58" style:family="paragraph" style:parent-style-name="Text_20_body">
      <style:text-properties officeooo:paragraph-rsid="13ced987"/>
    </style:style>
    <style:style style:name="P59" style:family="paragraph" style:parent-style-name="Text_20_body">
      <style:text-properties officeooo:rsid="143e8d33" officeooo:paragraph-rsid="143e8d33"/>
    </style:style>
    <style:style style:name="P60" style:family="paragraph" style:parent-style-name="Text_20_body">
      <style:text-properties style:text-line-through-style="solid" style:text-line-through-type="single" fo:font-style="italic" officeooo:rsid="13652b65" officeooo:paragraph-rsid="13652b65" style:font-style-asian="italic" style:font-style-complex="italic"/>
    </style:style>
    <style:style style:name="P61" style:family="paragraph" style:parent-style-name="Text_20_body">
      <style:text-properties officeooo:rsid="13479af4" officeooo:paragraph-rsid="13479af4"/>
    </style:style>
    <style:style style:name="P62"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399d5b7" style:font-style-asian="normal" style:font-style-complex="normal"/>
    </style:style>
    <style:style style:name="P63"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97008d" style:font-style-asian="italic" style:font-style-complex="italic"/>
    </style:style>
    <style:style style:name="P64"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aaa2c7" style:font-style-asian="italic" style:font-style-complex="italic"/>
    </style:style>
    <style:style style:name="P65"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360ae54" style:font-style-asian="normal" style:font-style-complex="normal"/>
    </style:style>
    <style:style style:name="P66"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397008d" style:font-style-asian="normal" style:font-style-complex="normal"/>
    </style:style>
    <style:style style:name="P67" style:family="paragraph" style:parent-style-name="Heading_20_2">
      <style:text-properties officeooo:rsid="14133ec8" officeooo:paragraph-rsid="14133ec8"/>
    </style:style>
    <style:style style:name="P68" style:family="paragraph" style:parent-style-name="Heading_20_2">
      <style:text-properties officeooo:paragraph-rsid="13ced987"/>
    </style:style>
    <style:style style:name="P69" style:family="paragraph" style:parent-style-name="Heading_20_2">
      <style:text-properties officeooo:rsid="13ad953f" officeooo:paragraph-rsid="146ef22e"/>
    </style:style>
    <style:style style:name="P70" style:family="paragraph" style:parent-style-name="Heading_20_2">
      <style:text-properties style:text-line-through-style="solid" style:text-line-through-type="single" officeooo:paragraph-rsid="140f1eb2"/>
    </style:style>
    <style:style style:name="P71" style:family="paragraph" style:parent-style-name="Heading_20_2">
      <style:text-properties officeooo:rsid="146d70b4" officeooo:paragraph-rsid="146d70b4"/>
    </style:style>
    <style:style style:name="P72" style:family="paragraph" style:parent-style-name="Heading_20_2" style:master-page-name="Standard">
      <style:paragraph-properties style:page-number="auto"/>
      <style:text-properties officeooo:rsid="142dd805" officeooo:paragraph-rsid="142dd805"/>
    </style:style>
    <style:style style:name="P73" style:family="paragraph" style:parent-style-name="Heading_20_3">
      <style:text-properties officeooo:rsid="137c1c96" officeooo:paragraph-rsid="137c1c96"/>
    </style:style>
    <style:style style:name="P74" style:family="paragraph" style:parent-style-name="Heading_20_3">
      <style:text-properties officeooo:rsid="12e6f732" officeooo:paragraph-rsid="12f86640"/>
    </style:style>
    <style:style style:name="P75" style:family="paragraph" style:parent-style-name="Heading_20_3">
      <style:text-properties officeooo:paragraph-rsid="146ef22e"/>
    </style:style>
    <style:style style:name="P76" style:family="paragraph" style:parent-style-name="Heading_20_4">
      <style:text-properties officeooo:paragraph-rsid="12edea65"/>
    </style:style>
    <style:style style:name="P77" style:family="paragraph" style:parent-style-name="Heading_20_4">
      <style:text-properties officeooo:rsid="12143970" officeooo:paragraph-rsid="12de1fce"/>
    </style:style>
    <style:style style:name="P78" style:family="paragraph" style:parent-style-name="Heading_20_4">
      <style:text-properties officeooo:rsid="12f7e29d" officeooo:paragraph-rsid="12d1cb47"/>
    </style:style>
    <style:style style:name="P79" style:family="paragraph" style:parent-style-name="Heading_20_4">
      <style:text-properties officeooo:rsid="12e507a8" officeooo:paragraph-rsid="12f86640"/>
    </style:style>
    <style:style style:name="P80" style:family="paragraph" style:parent-style-name="Heading_20_4">
      <style:text-properties officeooo:paragraph-rsid="12ba21a8"/>
    </style:style>
    <style:style style:name="P81" style:family="paragraph" style:parent-style-name="Heading_20_4">
      <style:text-properties officeooo:rsid="14bca660" officeooo:paragraph-rsid="14bca660"/>
    </style:style>
    <style:style style:name="P82" style:family="paragraph" style:parent-style-name="Heading_20_5">
      <style:text-properties officeooo:paragraph-rsid="146ef22e"/>
    </style:style>
    <style:style style:name="P83" style:family="paragraph" style:parent-style-name="Text_20_body" style:list-style-name="L2">
      <style:text-properties officeooo:rsid="14133ec8" officeooo:paragraph-rsid="14133ec8"/>
    </style:style>
    <style:style style:name="P84" style:family="paragraph" style:parent-style-name="Text_20_body" style:list-style-name="L2">
      <style:text-properties officeooo:rsid="14133ec8" officeooo:paragraph-rsid="141bd621"/>
    </style:style>
    <style:style style:name="P85" style:family="paragraph" style:parent-style-name="Text_20_body" style:list-style-name="L2">
      <style:text-properties officeooo:rsid="141bd621" officeooo:paragraph-rsid="141bd621"/>
    </style:style>
    <style:style style:name="P86" style:family="paragraph" style:parent-style-name="Text_20_body" style:list-style-name="L2">
      <style:text-properties officeooo:rsid="141ea3a4" officeooo:paragraph-rsid="141ea3a4"/>
    </style:style>
    <style:style style:name="P87" style:family="paragraph" style:parent-style-name="Text_20_body" style:list-style-name="L2">
      <style:text-properties officeooo:rsid="1414177c" officeooo:paragraph-rsid="1414177c"/>
    </style:style>
    <style:style style:name="P88" style:family="paragraph" style:parent-style-name="Text_20_body" style:list-style-name="L2">
      <style:text-properties officeooo:rsid="14151bd6" officeooo:paragraph-rsid="141d9f06"/>
    </style:style>
    <style:style style:name="P89" style:family="paragraph" style:parent-style-name="Text_20_body" style:list-style-name="L2">
      <style:text-properties officeooo:rsid="1415ba33" officeooo:paragraph-rsid="1415ba33"/>
    </style:style>
    <style:style style:name="P90" style:family="paragraph" style:parent-style-name="Text_20_body" style:list-style-name="L3">
      <style:text-properties fo:font-style="normal" officeooo:rsid="13718a2c" officeooo:paragraph-rsid="13718a2c" style:font-style-asian="normal" style:font-style-complex="normal"/>
    </style:style>
    <style:style style:name="P91" style:family="paragraph" style:parent-style-name="Text_20_body" style:list-style-name="L7">
      <style:text-properties fo:font-style="normal" officeooo:rsid="13746450" officeooo:paragraph-rsid="13746450" style:font-style-asian="normal" style:font-style-complex="normal"/>
    </style:style>
    <style:style style:name="P92" style:family="paragraph" style:parent-style-name="Text_20_body" style:list-style-name="L8">
      <style:text-properties fo:font-style="normal" officeooo:rsid="144f4c5e" officeooo:paragraph-rsid="144f4c5e" style:font-style-asian="normal" style:font-style-complex="normal"/>
    </style:style>
    <style:style style:name="P93" style:family="paragraph" style:parent-style-name="Text_20_body" style:list-style-name="L9">
      <style:text-properties fo:font-style="normal" officeooo:rsid="132529fa" officeooo:paragraph-rsid="13954453" style:font-style-asian="normal" style:font-style-complex="normal"/>
    </style:style>
    <style:style style:name="P94" style:family="paragraph" style:parent-style-name="Text_20_body" style:list-style-name="L11">
      <style:text-properties fo:font-style="normal" officeooo:rsid="131ed09e" officeooo:paragraph-rsid="131ed09e" style:font-style-asian="normal" style:font-style-complex="normal"/>
    </style:style>
    <style:style style:name="P95" style:family="paragraph" style:parent-style-name="Text_20_body" style:list-style-name="L11">
      <style:text-properties fo:font-style="normal" officeooo:rsid="1338cf47" officeooo:paragraph-rsid="1338cf47" style:font-style-asian="normal" style:font-style-complex="normal"/>
    </style:style>
    <style:style style:name="P96" style:family="paragraph" style:parent-style-name="Text_20_body" style:list-style-name="L12">
      <style:text-properties fo:font-style="normal" officeooo:rsid="130b426a" officeooo:paragraph-rsid="1320ec7f" style:font-style-asian="normal" style:font-style-complex="normal"/>
    </style:style>
    <style:style style:name="P97" style:family="paragraph" style:parent-style-name="Text_20_body" style:list-style-name="L21">
      <style:text-properties fo:font-style="normal" officeooo:rsid="11f883a3" officeooo:paragraph-rsid="1302a839" style:font-style-asian="normal" style:font-style-complex="normal"/>
    </style:style>
    <style:style style:name="P98" style:family="paragraph" style:parent-style-name="Text_20_body" style:list-style-name="L4">
      <style:text-properties officeooo:rsid="144bec07" officeooo:paragraph-rsid="144bec07"/>
    </style:style>
    <style:style style:name="P99" style:family="paragraph" style:parent-style-name="Text_20_body" style:list-style-name="L5">
      <style:text-properties fo:font-style="italic" officeooo:rsid="144cdd18" officeooo:paragraph-rsid="144cdd18" style:font-style-asian="italic" style:font-style-complex="italic"/>
    </style:style>
    <style:style style:name="P100" style:family="paragraph" style:parent-style-name="Text_20_body" style:list-style-name="L6">
      <style:text-properties fo:font-style="italic" officeooo:rsid="1369ea01" officeooo:paragraph-rsid="1369ea01" style:font-style-asian="italic" style:font-style-complex="italic"/>
    </style:style>
    <style:style style:name="P101" style:family="paragraph" style:parent-style-name="Text_20_body" style:list-style-name="L9">
      <style:text-properties fo:font-style="italic" officeooo:rsid="13952307" officeooo:paragraph-rsid="13952307" style:font-style-asian="italic" style:font-style-complex="italic"/>
    </style:style>
    <style:style style:name="P102" style:family="paragraph" style:parent-style-name="Text_20_body" style:list-style-name="L13">
      <style:text-properties fo:font-style="italic" officeooo:rsid="13562d11" officeooo:paragraph-rsid="13562d11" style:font-style-asian="italic" style:font-style-complex="italic"/>
    </style:style>
    <style:style style:name="P103" style:family="paragraph" style:parent-style-name="Text_20_body" style:list-style-name="L13">
      <style:text-properties fo:font-style="italic" officeooo:rsid="13f8c883" officeooo:paragraph-rsid="13f8c883" style:font-style-asian="italic" style:font-style-complex="italic"/>
    </style:style>
    <style:style style:name="P104" style:family="paragraph" style:parent-style-name="Text_20_body" style:list-style-name="L35">
      <style:text-properties fo:font-style="italic" officeooo:rsid="12bd280a" officeooo:paragraph-rsid="12bdefed" style:font-style-asian="italic" style:font-style-complex="italic"/>
    </style:style>
    <style:style style:name="P105" style:family="paragraph" style:parent-style-name="Text_20_body" style:list-style-name="L35">
      <style:text-properties fo:font-style="italic" officeooo:rsid="12ca63e1" officeooo:paragraph-rsid="12d983c0" style:font-style-asian="italic" style:font-style-complex="italic"/>
    </style:style>
    <style:style style:name="P106" style:family="paragraph" style:parent-style-name="Text_20_body" style:list-style-name="L35">
      <style:text-properties fo:font-style="italic" officeooo:rsid="12d8b3cc" officeooo:paragraph-rsid="12d8b3cc" style:font-style-asian="italic" style:font-style-complex="italic"/>
    </style:style>
    <style:style style:name="P107" style:family="paragraph" style:parent-style-name="Text_20_body" style:list-style-name="L9">
      <style:text-properties officeooo:rsid="1388db79" officeooo:paragraph-rsid="13952307"/>
    </style:style>
    <style:style style:name="P108" style:family="paragraph" style:parent-style-name="Text_20_body" style:list-style-name="L10">
      <style:text-properties officeooo:rsid="12b63083" officeooo:paragraph-rsid="13947e37"/>
    </style:style>
    <style:style style:name="P109" style:family="paragraph" style:parent-style-name="Text_20_body" style:list-style-name="L9">
      <style:text-properties officeooo:rsid="1385cdc2" officeooo:paragraph-rsid="13954453"/>
    </style:style>
    <style:style style:name="P110" style:family="paragraph" style:parent-style-name="Text_20_body" style:list-style-name="L11">
      <style:text-properties officeooo:paragraph-rsid="131ed09e"/>
    </style:style>
    <style:style style:name="P111" style:family="paragraph" style:parent-style-name="Text_20_body" style:list-style-name="L13">
      <style:text-properties officeooo:rsid="123893eb" officeooo:paragraph-rsid="123893eb"/>
    </style:style>
    <style:style style:name="P112" style:family="paragraph" style:parent-style-name="Text_20_body" style:list-style-name="L13">
      <style:text-properties officeooo:rsid="1355318b" officeooo:paragraph-rsid="1355318b"/>
    </style:style>
    <style:style style:name="P113" style:family="paragraph" style:parent-style-name="Text_20_body" style:list-style-name="L14">
      <style:text-properties officeooo:rsid="14299eea" officeooo:paragraph-rsid="14299eea"/>
    </style:style>
    <style:style style:name="P114" style:family="paragraph" style:parent-style-name="Text_20_body" style:list-style-name="L14">
      <style:text-properties officeooo:rsid="1425ce6e" officeooo:paragraph-rsid="1425ce6e"/>
    </style:style>
    <style:style style:name="P115" style:family="paragraph" style:parent-style-name="Text_20_body" style:list-style-name="L15">
      <style:text-properties officeooo:rsid="1421d79d" officeooo:paragraph-rsid="1421d79d"/>
    </style:style>
    <style:style style:name="P116" style:family="paragraph" style:parent-style-name="Text_20_body" style:list-style-name="L15">
      <style:text-properties officeooo:rsid="1401abe5" officeooo:paragraph-rsid="1401abe5"/>
    </style:style>
    <style:style style:name="P117" style:family="paragraph" style:parent-style-name="Text_20_body" style:list-style-name="L15">
      <style:text-properties officeooo:rsid="140239ae" officeooo:paragraph-rsid="140239ae"/>
    </style:style>
    <style:style style:name="P118" style:family="paragraph" style:parent-style-name="Text_20_body" style:list-style-name="L15">
      <style:text-properties officeooo:rsid="140b8728" officeooo:paragraph-rsid="140b8728"/>
    </style:style>
    <style:style style:name="P119" style:family="paragraph" style:parent-style-name="Text_20_body" style:list-style-name="L16">
      <style:text-properties officeooo:rsid="1303a9b7" officeooo:paragraph-rsid="1303a9b7"/>
    </style:style>
    <style:style style:name="P120" style:family="paragraph" style:parent-style-name="Text_20_body" style:list-style-name="L16">
      <style:text-properties officeooo:rsid="1334e306" officeooo:paragraph-rsid="1334e306"/>
    </style:style>
    <style:style style:name="P121" style:family="paragraph" style:parent-style-name="Text_20_body" style:list-style-name="L16">
      <style:text-properties officeooo:rsid="1316bfe7" officeooo:paragraph-rsid="1316bfe7"/>
    </style:style>
    <style:style style:name="P122" style:family="paragraph" style:parent-style-name="Text_20_body" style:list-style-name="L17">
      <style:text-properties officeooo:rsid="1273419a" officeooo:paragraph-rsid="130c660b"/>
    </style:style>
    <style:style style:name="P123" style:family="paragraph" style:parent-style-name="Text_20_body" style:list-style-name="L17">
      <style:text-properties officeooo:rsid="1274c195" officeooo:paragraph-rsid="130c660b"/>
    </style:style>
    <style:style style:name="P124" style:family="paragraph" style:parent-style-name="Text_20_body" style:list-style-name="L17">
      <style:text-properties officeooo:rsid="1276d8f4" officeooo:paragraph-rsid="130c660b"/>
    </style:style>
    <style:style style:name="P125" style:family="paragraph" style:parent-style-name="Text_20_body" style:list-style-name="L17">
      <style:text-properties officeooo:rsid="1275c471" officeooo:paragraph-rsid="130c660b"/>
    </style:style>
    <style:style style:name="P126" style:family="paragraph" style:parent-style-name="Text_20_body" style:list-style-name="L18">
      <style:text-properties officeooo:paragraph-rsid="130e25b3"/>
    </style:style>
    <style:style style:name="P127" style:family="paragraph" style:parent-style-name="Text_20_body" style:list-style-name="L18">
      <style:text-properties officeooo:rsid="1286f93b" officeooo:paragraph-rsid="1286f93b"/>
    </style:style>
    <style:style style:name="P128" style:family="paragraph" style:parent-style-name="Text_20_body" style:list-style-name="L18">
      <style:text-properties fo:font-weight="normal" officeooo:rsid="127083fa" officeooo:paragraph-rsid="130e25b3" style:font-weight-asian="normal" style:font-weight-complex="normal"/>
    </style:style>
    <style:style style:name="P129" style:family="paragraph" style:parent-style-name="Text_20_body" style:list-style-name="L18">
      <style:text-properties fo:font-weight="normal" officeooo:rsid="141fe3e6" officeooo:paragraph-rsid="141fe3e6" style:font-weight-asian="normal" style:font-weight-complex="normal"/>
    </style:style>
    <style:style style:name="P130" style:family="paragraph" style:parent-style-name="Text_20_body" style:list-style-name="L19">
      <style:text-properties officeooo:rsid="13d144e5" officeooo:paragraph-rsid="130620e1"/>
    </style:style>
    <style:style style:name="P131" style:family="paragraph" style:parent-style-name="Text_20_body" style:list-style-name="L20">
      <style:text-properties officeooo:rsid="130620e1" officeooo:paragraph-rsid="130620e1"/>
    </style:style>
    <style:style style:name="P132" style:family="paragraph" style:parent-style-name="Text_20_body" style:list-style-name="L21">
      <style:text-properties officeooo:rsid="12fd453b" officeooo:paragraph-rsid="12fd453b"/>
    </style:style>
    <style:style style:name="P133" style:family="paragraph" style:parent-style-name="Text_20_body" style:list-style-name="L21">
      <style:text-properties officeooo:rsid="12fe7ff5" officeooo:paragraph-rsid="12fe7ff5"/>
    </style:style>
    <style:style style:name="P134" style:family="paragraph" style:parent-style-name="Text_20_body" style:list-style-name="L22">
      <style:text-properties officeooo:rsid="128e0816" officeooo:paragraph-rsid="12917320"/>
    </style:style>
    <style:style style:name="P135" style:family="paragraph" style:parent-style-name="Text_20_body" style:list-style-name="L22">
      <style:text-properties officeooo:rsid="12917320" officeooo:paragraph-rsid="12917320"/>
    </style:style>
    <style:style style:name="P136" style:family="paragraph" style:parent-style-name="Text_20_body" style:list-style-name="L23">
      <style:text-properties officeooo:rsid="121d489c" officeooo:paragraph-rsid="121d489c"/>
    </style:style>
    <style:style style:name="P137" style:family="paragraph" style:parent-style-name="Text_20_body" style:list-style-name="L23">
      <style:text-properties officeooo:rsid="121e55d2" officeooo:paragraph-rsid="121e55d2"/>
    </style:style>
    <style:style style:name="P138" style:family="paragraph" style:parent-style-name="Text_20_body" style:list-style-name="L24">
      <style:text-properties officeooo:rsid="126b445a" officeooo:paragraph-rsid="126b445a"/>
    </style:style>
    <style:style style:name="P139" style:family="paragraph" style:parent-style-name="Text_20_body" style:list-style-name="L25">
      <style:text-properties officeooo:rsid="12a3d861" officeooo:paragraph-rsid="12a3d861"/>
    </style:style>
    <style:style style:name="P140" style:family="paragraph" style:parent-style-name="Text_20_body" style:list-style-name="L25">
      <style:text-properties officeooo:rsid="12a50af8" officeooo:paragraph-rsid="12a50af8"/>
    </style:style>
    <style:style style:name="P141" style:family="paragraph" style:parent-style-name="Text_20_body" style:list-style-name="L25">
      <style:text-properties officeooo:rsid="12a97490" officeooo:paragraph-rsid="12a97490"/>
    </style:style>
    <style:style style:name="P142" style:family="paragraph" style:parent-style-name="Text_20_body" style:list-style-name="L26">
      <style:text-properties officeooo:rsid="13cb75c3" officeooo:paragraph-rsid="146ef22e"/>
    </style:style>
    <style:style style:name="P143" style:family="paragraph" style:parent-style-name="Text_20_body" style:list-style-name="L26">
      <style:text-properties officeooo:rsid="1421e3c4" officeooo:paragraph-rsid="146ef22e"/>
    </style:style>
    <style:style style:name="P144" style:family="paragraph" style:parent-style-name="Text_20_body" style:list-style-name="L48">
      <style:text-properties officeooo:rsid="13bcbb86" officeooo:paragraph-rsid="146ef22e"/>
    </style:style>
    <style:style style:name="P145" style:family="paragraph" style:parent-style-name="Text_20_body" style:list-style-name="L48">
      <style:text-properties officeooo:rsid="13bf4e3b" officeooo:paragraph-rsid="146ef22e"/>
    </style:style>
    <style:style style:name="P146" style:family="paragraph" style:parent-style-name="Text_20_body" style:list-style-name="L48">
      <style:text-properties officeooo:rsid="13d9d58e" officeooo:paragraph-rsid="146ef22e"/>
    </style:style>
    <style:style style:name="P147" style:family="paragraph" style:parent-style-name="Text_20_body" style:list-style-name="L48">
      <style:text-properties officeooo:rsid="13e2a301" officeooo:paragraph-rsid="146ef22e"/>
    </style:style>
    <style:style style:name="P148" style:family="paragraph" style:parent-style-name="Text_20_body" style:list-style-name="L48">
      <style:text-properties officeooo:rsid="13da3976" officeooo:paragraph-rsid="146ef22e"/>
    </style:style>
    <style:style style:name="P149" style:family="paragraph" style:parent-style-name="Text_20_body" style:list-style-name="L48">
      <style:text-properties officeooo:rsid="13dc37a0" officeooo:paragraph-rsid="146ef22e"/>
    </style:style>
    <style:style style:name="P150" style:family="paragraph" style:parent-style-name="Text_20_body" style:list-style-name="L49">
      <style:text-properties officeooo:rsid="13af653d" officeooo:paragraph-rsid="146ef22e"/>
    </style:style>
    <style:style style:name="P151" style:family="paragraph" style:parent-style-name="Text_20_body" style:list-style-name="L49">
      <style:text-properties officeooo:rsid="13c03ca8" officeooo:paragraph-rsid="146ef22e"/>
    </style:style>
    <style:style style:name="P152" style:family="paragraph" style:parent-style-name="Text_20_body" style:list-style-name="L49">
      <style:text-properties officeooo:rsid="13c3da32" officeooo:paragraph-rsid="146ef22e"/>
    </style:style>
    <style:style style:name="P153" style:family="paragraph" style:parent-style-name="Text_20_body" style:list-style-name="L49">
      <style:text-properties officeooo:rsid="13e91469" officeooo:paragraph-rsid="146ef22e"/>
    </style:style>
    <style:style style:name="P154" style:family="paragraph" style:parent-style-name="Text_20_body" style:list-style-name="L50">
      <style:text-properties officeooo:rsid="129ef19d" officeooo:paragraph-rsid="146ef22e"/>
    </style:style>
    <style:style style:name="P155" style:family="paragraph" style:parent-style-name="Text_20_body" style:list-style-name="L51">
      <style:text-properties officeooo:rsid="13ae1165" officeooo:paragraph-rsid="146ef22e"/>
    </style:style>
    <style:style style:name="P156" style:family="paragraph" style:parent-style-name="Text_20_body" style:list-style-name="L52">
      <style:text-properties officeooo:rsid="13b32ae4" officeooo:paragraph-rsid="146ef22e"/>
    </style:style>
    <style:style style:name="P157" style:family="paragraph" style:parent-style-name="Text_20_body" style:list-style-name="L33">
      <style:text-properties officeooo:rsid="12df198a" officeooo:paragraph-rsid="12e12c35"/>
    </style:style>
    <style:style style:name="P158" style:family="paragraph" style:parent-style-name="Text_20_body" style:list-style-name="L33">
      <style:text-properties officeooo:rsid="12e12c35" officeooo:paragraph-rsid="12e12c35"/>
    </style:style>
    <style:style style:name="P159" style:family="paragraph" style:parent-style-name="Text_20_body" style:list-style-name="L33">
      <style:text-properties officeooo:rsid="12e297bb" officeooo:paragraph-rsid="12e297bb"/>
    </style:style>
    <style:style style:name="P160" style:family="paragraph" style:parent-style-name="Text_20_body" style:list-style-name="L33">
      <style:text-properties officeooo:rsid="13fd3fbb" officeooo:paragraph-rsid="13fd3fbb"/>
    </style:style>
    <style:style style:name="P161" style:family="paragraph" style:parent-style-name="Text_20_body" style:list-style-name="L34">
      <style:text-properties fo:language="cs" fo:country="CZ" officeooo:rsid="120dc433" officeooo:paragraph-rsid="12edea65"/>
    </style:style>
    <style:style style:name="P162" style:family="paragraph" style:parent-style-name="Text_20_body" style:list-style-name="L34">
      <style:text-properties fo:language="cs" fo:country="CZ" officeooo:rsid="12109512" officeooo:paragraph-rsid="12edea65"/>
    </style:style>
    <style:style style:name="P163" style:family="paragraph" style:parent-style-name="Text_20_body" style:list-style-name="L34">
      <style:text-properties fo:language="cs" fo:country="CZ" officeooo:rsid="1211f25a" officeooo:paragraph-rsid="12edea65"/>
    </style:style>
    <style:style style:name="P164" style:family="paragraph" style:parent-style-name="Text_20_body" style:list-style-name="L34">
      <style:text-properties fo:language="cs" fo:country="CZ" officeooo:rsid="12142808" officeooo:paragraph-rsid="12edea65"/>
    </style:style>
    <style:style style:name="P165" style:family="paragraph" style:parent-style-name="Text_20_body" style:list-style-name="L34">
      <style:text-properties fo:language="cs" fo:country="CZ" officeooo:rsid="1212d5da" officeooo:paragraph-rsid="12edea65"/>
    </style:style>
    <style:style style:name="P166" style:family="paragraph" style:parent-style-name="Text_20_body" style:list-style-name="L40">
      <style:text-properties fo:language="cs" fo:country="CZ" officeooo:rsid="128a63c3" officeooo:paragraph-rsid="128a63c3"/>
    </style:style>
    <style:style style:name="P167" style:family="paragraph" style:parent-style-name="Text_20_body" style:list-style-name="L40">
      <style:text-properties fo:language="cs" fo:country="CZ" officeooo:rsid="1404811f" officeooo:paragraph-rsid="1404811f"/>
    </style:style>
    <style:style style:name="P168" style:family="paragraph" style:parent-style-name="Text_20_body" style:list-style-name="L40">
      <style:text-properties fo:language="cs" fo:country="CZ" officeooo:rsid="14072cd7" officeooo:paragraph-rsid="14072cd7"/>
    </style:style>
    <style:style style:name="P169" style:family="paragraph" style:parent-style-name="Text_20_body" style:list-style-name="L40">
      <style:text-properties fo:language="cs" fo:country="CZ" officeooo:rsid="140824db" officeooo:paragraph-rsid="140824db"/>
    </style:style>
    <style:style style:name="P170" style:family="paragraph" style:parent-style-name="Text_20_body" style:list-style-name="L40">
      <style:text-properties fo:language="cs" fo:country="CZ" officeooo:rsid="14099841" officeooo:paragraph-rsid="14099841"/>
    </style:style>
    <style:style style:name="P171" style:family="paragraph" style:parent-style-name="Text_20_body" style:list-style-name="L42">
      <style:text-properties fo:language="cs" fo:country="CZ" officeooo:rsid="122829e6" officeooo:paragraph-rsid="122829e6"/>
    </style:style>
    <style:style style:name="P172" style:family="paragraph" style:parent-style-name="Text_20_body" style:list-style-name="L43">
      <style:text-properties fo:language="cs" fo:country="CZ" officeooo:rsid="128213d5" officeooo:paragraph-rsid="12ba21a8"/>
    </style:style>
    <style:style style:name="P173" style:family="paragraph" style:parent-style-name="Text_20_body" style:list-style-name="L44">
      <style:text-properties fo:language="cs" fo:country="CZ" officeooo:rsid="1294be6a" officeooo:paragraph-rsid="12ba21a8"/>
    </style:style>
    <style:style style:name="P174" style:family="paragraph" style:parent-style-name="Text_20_body" style:list-style-name="L44">
      <style:text-properties fo:language="cs" fo:country="CZ" officeooo:rsid="1295d98c" officeooo:paragraph-rsid="12ba21a8"/>
    </style:style>
    <style:style style:name="P175" style:family="paragraph" style:parent-style-name="Text_20_body" style:list-style-name="L44">
      <style:text-properties fo:language="cs" fo:country="CZ" officeooo:rsid="1296fda4" officeooo:paragraph-rsid="12ba21a8"/>
    </style:style>
    <style:style style:name="P176" style:family="paragraph" style:parent-style-name="Text_20_body" style:list-style-name="L44">
      <style:text-properties fo:language="cs" fo:country="CZ" officeooo:rsid="1299441e" officeooo:paragraph-rsid="12ba21a8"/>
    </style:style>
    <style:style style:name="P177" style:family="paragraph" style:parent-style-name="Text_20_body" style:list-style-name="L44">
      <style:text-properties fo:language="cs" fo:country="CZ" officeooo:rsid="122a6ace" officeooo:paragraph-rsid="12ba21a8"/>
    </style:style>
    <style:style style:name="P178" style:family="paragraph" style:parent-style-name="Text_20_body" style:list-style-name="L28">
      <style:text-properties fo:language="cs" fo:country="CZ" officeooo:rsid="122d326f" officeooo:paragraph-rsid="13e9c5e0"/>
    </style:style>
    <style:style style:name="P179" style:family="paragraph" style:parent-style-name="Text_20_body">
      <style:text-properties fo:language="cs" fo:country="CZ" officeooo:rsid="14aee26c" officeooo:paragraph-rsid="14aee26c"/>
    </style:style>
    <style:style style:name="P180" style:family="paragraph" style:parent-style-name="Text_20_body">
      <style:text-properties fo:language="cs" fo:country="CZ" officeooo:rsid="14c96990" officeooo:paragraph-rsid="12edea65"/>
    </style:style>
    <style:style style:name="P181" style:family="paragraph" style:parent-style-name="Text_20_body" style:list-style-name="L35">
      <style:text-properties officeooo:rsid="12bd1159" officeooo:paragraph-rsid="12bd1159"/>
    </style:style>
    <style:style style:name="P182" style:family="paragraph" style:parent-style-name="Text_20_body" style:list-style-name="L35">
      <style:text-properties officeooo:rsid="12bdefed" officeooo:paragraph-rsid="12be790c"/>
    </style:style>
    <style:style style:name="P183" style:family="paragraph" style:parent-style-name="Text_20_body" style:list-style-name="L35">
      <style:text-properties officeooo:rsid="12c83cea" officeooo:paragraph-rsid="12c83cea"/>
    </style:style>
    <style:style style:name="P184" style:family="paragraph" style:parent-style-name="Text_20_body" style:list-style-name="L35">
      <style:text-properties officeooo:rsid="12c8c6da" officeooo:paragraph-rsid="12c8c6da"/>
    </style:style>
    <style:style style:name="P185" style:family="paragraph" style:parent-style-name="Text_20_body" style:list-style-name="L35">
      <style:text-properties officeooo:rsid="12ca63e1" officeooo:paragraph-rsid="12ca63e1"/>
    </style:style>
    <style:style style:name="P186" style:family="paragraph" style:parent-style-name="Text_20_body" style:list-style-name="L36">
      <style:text-properties officeooo:rsid="126635d3" officeooo:paragraph-rsid="131d907d"/>
    </style:style>
    <style:style style:name="P187" style:family="paragraph" style:parent-style-name="Text_20_body" style:list-style-name="L37">
      <style:text-properties officeooo:rsid="1317e27e" officeooo:paragraph-rsid="1317e27e"/>
    </style:style>
    <style:style style:name="P188" style:family="paragraph" style:parent-style-name="Text_20_body" style:list-style-name="L37">
      <style:text-properties officeooo:rsid="14041913" officeooo:paragraph-rsid="14041913"/>
    </style:style>
    <style:style style:name="P189" style:family="paragraph" style:parent-style-name="Text_20_body" style:list-style-name="L38">
      <style:text-properties officeooo:rsid="12facee9" officeooo:paragraph-rsid="12facee9"/>
    </style:style>
    <style:style style:name="P190" style:family="paragraph" style:parent-style-name="Text_20_body" style:list-style-name="L39">
      <style:text-properties officeooo:paragraph-rsid="13392bfe"/>
    </style:style>
    <style:style style:name="P191" style:family="paragraph" style:parent-style-name="Text_20_body" style:list-style-name="L39">
      <style:text-properties officeooo:rsid="12e5cf6e" officeooo:paragraph-rsid="12f86640"/>
    </style:style>
    <style:style style:name="P192" style:family="paragraph" style:parent-style-name="Text_20_body" style:list-style-name="L39">
      <style:text-properties officeooo:rsid="12e6f732" officeooo:paragraph-rsid="12f86640"/>
    </style:style>
    <style:style style:name="P193" style:family="paragraph" style:parent-style-name="Text_20_body" style:list-style-name="L39">
      <style:text-properties officeooo:rsid="12e6f732" officeooo:paragraph-rsid="13392bfe"/>
    </style:style>
    <style:style style:name="P194" style:family="paragraph" style:parent-style-name="Text_20_body" style:list-style-name="L41">
      <style:text-properties officeooo:rsid="1225bf33" officeooo:paragraph-rsid="1225bf33"/>
    </style:style>
    <style:style style:name="P195" style:family="paragraph" style:parent-style-name="Text_20_body" style:list-style-name="L42">
      <style:text-properties officeooo:rsid="122829e6" officeooo:paragraph-rsid="12287505"/>
    </style:style>
    <style:style style:name="P196" style:family="paragraph" style:parent-style-name="Text_20_body">
      <style:text-properties officeooo:rsid="142dd805" officeooo:paragraph-rsid="1455f337"/>
    </style:style>
    <style:style style:name="P197" style:family="paragraph" style:parent-style-name="Text_20_body" style:list-style-name="L45">
      <style:text-properties officeooo:rsid="1455f337" officeooo:paragraph-rsid="1455f337"/>
    </style:style>
    <style:style style:name="P198" style:family="paragraph" style:parent-style-name="Text_20_body" style:list-style-name="L46">
      <style:text-properties officeooo:rsid="1455f337" officeooo:paragraph-rsid="145b85a5"/>
    </style:style>
    <style:style style:name="P199" style:family="paragraph" style:parent-style-name="Text_20_body" style:list-style-name="L45">
      <style:text-properties officeooo:rsid="145722f9" officeooo:paragraph-rsid="145722f9"/>
    </style:style>
    <style:style style:name="P200" style:family="paragraph" style:parent-style-name="Text_20_body" style:list-style-name="L45">
      <style:text-properties officeooo:rsid="145722f9" officeooo:paragraph-rsid="14641de2"/>
    </style:style>
    <style:style style:name="P201" style:family="paragraph" style:parent-style-name="Text_20_body" style:list-style-name="L45">
      <style:text-properties officeooo:rsid="14585935" officeooo:paragraph-rsid="14585935"/>
    </style:style>
    <style:style style:name="P202" style:family="paragraph" style:parent-style-name="Text_20_body" style:list-style-name="L46">
      <style:text-properties officeooo:paragraph-rsid="1455f337"/>
    </style:style>
    <style:style style:name="P203" style:family="paragraph" style:parent-style-name="Text_20_body">
      <style:text-properties officeooo:paragraph-rsid="14623651"/>
    </style:style>
    <style:style style:name="P204" style:family="paragraph" style:parent-style-name="Text_20_body">
      <style:text-properties style:text-line-through-style="solid" style:text-line-through-type="single" officeooo:paragraph-rsid="140f1eb2"/>
    </style:style>
    <style:style style:name="P205" style:family="paragraph" style:parent-style-name="Text_20_body" style:list-style-name="L1">
      <style:text-properties style:text-line-through-style="solid" style:text-line-through-type="single" officeooo:rsid="13ea1e7d" officeooo:paragraph-rsid="142b4b9a"/>
    </style:style>
    <style:style style:name="P206" style:family="paragraph" style:parent-style-name="Text_20_body" style:list-style-name="L1">
      <style:text-properties style:text-line-through-style="solid" style:text-line-through-type="single" officeooo:rsid="13ea1e7d" officeooo:paragraph-rsid="13ea1e7d"/>
    </style:style>
    <style:style style:name="P207" style:family="paragraph" style:parent-style-name="Text_20_body" style:list-style-name="L1">
      <style:text-properties style:text-line-through-style="solid" style:text-line-through-type="single" officeooo:rsid="141283f8" officeooo:paragraph-rsid="141283f8"/>
    </style:style>
    <style:style style:name="P208" style:family="paragraph" style:parent-style-name="Text_20_body" style:list-style-name="L1">
      <style:text-properties style:text-line-through-style="solid" style:text-line-through-type="single" officeooo:rsid="13f0e12e" officeooo:paragraph-rsid="13f0e12e"/>
    </style:style>
    <style:style style:name="P209" style:family="paragraph" style:parent-style-name="Text_20_body">
      <style:text-properties style:text-line-through-style="solid" style:text-line-through-type="single" officeooo:rsid="142dd805" officeooo:paragraph-rsid="14578734"/>
    </style:style>
    <style:style style:name="P210" style:family="paragraph" style:parent-style-name="Text_20_body">
      <style:text-properties style:text-line-through-style="solid" style:text-line-through-type="single" officeooo:rsid="142e01ae" officeooo:paragraph-rsid="142f49bf"/>
    </style:style>
    <style:style style:name="P211" style:family="paragraph" style:parent-style-name="Text_20_body" style:list-style-name="L26">
      <style:text-properties style:text-line-through-style="solid" style:text-line-through-type="single" officeooo:rsid="13cb75c3" officeooo:paragraph-rsid="146ef22e"/>
    </style:style>
    <style:style style:name="P212" style:family="paragraph" style:parent-style-name="Text_20_body">
      <style:text-properties officeooo:rsid="13bb01cb" officeooo:paragraph-rsid="146ef22e"/>
    </style:style>
    <style:style style:name="P213" style:family="paragraph" style:parent-style-name="Text_20_body">
      <style:text-properties officeooo:rsid="13bc2d66" officeooo:paragraph-rsid="146ef22e"/>
    </style:style>
    <style:style style:name="P214" style:family="paragraph" style:parent-style-name="Text_20_body">
      <style:text-properties officeooo:rsid="13b158d0" officeooo:paragraph-rsid="1496a429"/>
    </style:style>
    <style:style style:name="P215" style:family="paragraph" style:parent-style-name="Text_20_body">
      <style:text-properties officeooo:rsid="1470ab33" officeooo:paragraph-rsid="1475d96f"/>
    </style:style>
    <style:style style:name="P216" style:family="paragraph" style:parent-style-name="Text_20_body">
      <style:text-properties officeooo:rsid="1470ab33" officeooo:paragraph-rsid="14783502"/>
    </style:style>
    <style:style style:name="P217" style:family="paragraph" style:parent-style-name="Text_20_body">
      <style:text-properties officeooo:rsid="1470ab33" officeooo:paragraph-rsid="14a8e34b"/>
    </style:style>
    <style:style style:name="P218" style:family="paragraph" style:parent-style-name="Text_20_body">
      <style:text-properties officeooo:rsid="1471fc0d" officeooo:paragraph-rsid="1471fc0d"/>
    </style:style>
    <style:style style:name="P219" style:family="paragraph" style:parent-style-name="Text_20_body" style:list-style-name="L48">
      <style:text-properties officeooo:rsid="147d1fa0" officeooo:paragraph-rsid="147d1fa0"/>
    </style:style>
    <style:style style:name="P220" style:family="paragraph" style:parent-style-name="Text_20_body">
      <style:text-properties officeooo:rsid="147f0178" officeooo:paragraph-rsid="147f0178"/>
    </style:style>
    <style:style style:name="P221" style:family="paragraph" style:parent-style-name="Text_20_body" style:list-style-name="L54">
      <style:text-properties officeooo:rsid="147f0178" officeooo:paragraph-rsid="147f0178"/>
    </style:style>
    <style:style style:name="P222" style:family="paragraph" style:parent-style-name="Text_20_body" style:list-style-name="L54">
      <style:text-properties officeooo:rsid="1480f6bf" officeooo:paragraph-rsid="1480f6bf"/>
    </style:style>
    <style:style style:name="P223" style:family="paragraph" style:parent-style-name="Text_20_body" style:list-style-name="L54">
      <style:text-properties officeooo:rsid="14824d0a" officeooo:paragraph-rsid="1480f6bf"/>
    </style:style>
    <style:style style:name="P224" style:family="paragraph" style:parent-style-name="Text_20_body" style:list-style-name="L54">
      <style:text-properties officeooo:rsid="1483eb3e" officeooo:paragraph-rsid="1483eb3e"/>
    </style:style>
    <style:style style:name="P225" style:family="paragraph" style:parent-style-name="Text_20_body" style:list-style-name="L54">
      <style:text-properties officeooo:rsid="148497c4" officeooo:paragraph-rsid="148497c4"/>
    </style:style>
    <style:style style:name="P226" style:family="paragraph" style:parent-style-name="Text_20_body" style:list-style-name="L54">
      <style:text-properties officeooo:rsid="14890ba0" officeooo:paragraph-rsid="14890ba0"/>
    </style:style>
    <style:style style:name="P227" style:family="paragraph" style:parent-style-name="Text_20_body" style:list-style-name="L54">
      <style:text-properties officeooo:rsid="148cb61c" officeooo:paragraph-rsid="148cb61c"/>
    </style:style>
    <style:style style:name="P228" style:family="paragraph" style:parent-style-name="Text_20_body" style:list-style-name="L54">
      <style:text-properties officeooo:rsid="148cb61c" officeooo:paragraph-rsid="148e2c5a"/>
    </style:style>
    <style:style style:name="P229" style:family="paragraph" style:parent-style-name="Text_20_body" style:list-style-name="L54">
      <style:text-properties officeooo:rsid="148e7c73" officeooo:paragraph-rsid="148e7c73"/>
    </style:style>
    <style:style style:name="P230" style:family="paragraph" style:parent-style-name="Text_20_body" style:list-style-name="L54">
      <style:text-properties officeooo:rsid="148ebd0f" officeooo:paragraph-rsid="148ebd0f"/>
    </style:style>
    <style:style style:name="P231" style:family="paragraph" style:parent-style-name="Text_20_body">
      <style:text-properties officeooo:rsid="14913861" officeooo:paragraph-rsid="14913861"/>
    </style:style>
    <style:style style:name="P232" style:family="paragraph" style:parent-style-name="Text_20_body" style:list-style-name="L55">
      <style:text-properties officeooo:paragraph-rsid="14913861"/>
    </style:style>
    <style:style style:name="P233" style:family="paragraph" style:parent-style-name="Text_20_body" style:list-style-name="L56">
      <style:text-properties officeooo:paragraph-rsid="1496a429"/>
    </style:style>
    <style:style style:name="P234" style:family="paragraph" style:parent-style-name="Text_20_body">
      <style:text-properties officeooo:rsid="149f8e7d" officeooo:paragraph-rsid="149f8e7d"/>
    </style:style>
    <style:style style:name="P235" style:family="paragraph" style:parent-style-name="Text_20_body">
      <style:text-properties officeooo:rsid="14af986c" officeooo:paragraph-rsid="14af986c"/>
    </style:style>
    <style:style style:name="P236" style:family="paragraph" style:parent-style-name="Text_20_body" style:list-style-name="L57">
      <style:text-properties officeooo:rsid="14b6c7d2" officeooo:paragraph-rsid="14b72b10"/>
    </style:style>
    <style:style style:name="P237" style:family="paragraph" style:parent-style-name="Text_20_body">
      <style:text-properties officeooo:rsid="14b72b10"/>
    </style:style>
    <style:style style:name="P238" style:family="paragraph" style:parent-style-name="Text_20_body" style:list-style-name="L57">
      <style:text-properties officeooo:rsid="14b72b10"/>
    </style:style>
    <style:style style:name="P239" style:family="paragraph" style:parent-style-name="Text_20_body" style:list-style-name="L57">
      <style:text-properties officeooo:rsid="14b72b10" officeooo:paragraph-rsid="14b72b10"/>
    </style:style>
    <style:style style:name="P240" style:family="paragraph" style:parent-style-name="Text_20_body">
      <style:text-properties officeooo:rsid="14b80987" officeooo:paragraph-rsid="14b80987"/>
    </style:style>
    <style:style style:name="P241" style:family="paragraph" style:parent-style-name="Text_20_body" style:list-style-name="L58">
      <style:text-properties officeooo:paragraph-rsid="14b80987"/>
    </style:style>
    <style:style style:name="P242" style:family="paragraph" style:parent-style-name="Text_20_body">
      <style:text-properties officeooo:rsid="14bb280f" officeooo:paragraph-rsid="14bb280f"/>
    </style:style>
    <style:style style:name="P243" style:family="paragraph" style:parent-style-name="Text_20_body">
      <style:text-properties officeooo:rsid="14bca660" officeooo:paragraph-rsid="14bca660"/>
    </style:style>
    <style:style style:name="P244" style:family="paragraph" style:parent-style-name="Text_20_body" style:list-style-name="L59">
      <style:text-properties officeooo:paragraph-rsid="14a8e34b"/>
    </style:style>
    <style:style style:name="P245" style:family="paragraph" style:parent-style-name="Text_20_body" style:list-style-name="L60">
      <style:text-properties officeooo:rsid="14c0a5d1" officeooo:paragraph-rsid="14c0a5d1"/>
    </style:style>
    <style:style style:name="P246" style:family="paragraph" style:parent-style-name="Text_20_body">
      <style:text-properties officeooo:rsid="14c28908" officeooo:paragraph-rsid="14c28908"/>
    </style:style>
    <style:style style:name="P247" style:family="paragraph" style:parent-style-name="Text_20_body">
      <style:text-properties officeooo:rsid="14c38be7" officeooo:paragraph-rsid="14c38be7"/>
    </style:style>
    <style:style style:name="P248" style:family="paragraph" style:parent-style-name="Text_20_body" style:list-style-name="L61">
      <style:text-properties officeooo:rsid="14c59844" officeooo:paragraph-rsid="14c38be7"/>
    </style:style>
    <style:style style:name="P249" style:family="paragraph" style:parent-style-name="Text_20_body" style:list-style-name="L61">
      <style:text-properties officeooo:rsid="14c59844" officeooo:paragraph-rsid="14c59844"/>
    </style:style>
    <style:style style:name="P250" style:family="paragraph" style:parent-style-name="Text_20_body" style:list-style-name="L62">
      <style:text-properties officeooo:rsid="14c59844" officeooo:paragraph-rsid="14c59844"/>
    </style:style>
    <style:style style:name="P251" style:family="paragraph" style:parent-style-name="Text_20_body" style:list-style-name="L61">
      <style:text-properties officeooo:rsid="14c73a26" officeooo:paragraph-rsid="14c73a26"/>
    </style:style>
    <style:style style:name="P252" style:family="paragraph" style:parent-style-name="Text_20_body" style:list-style-name="L61">
      <style:text-properties officeooo:rsid="14c80921" officeooo:paragraph-rsid="14c80921"/>
    </style:style>
    <style:style style:name="P253" style:family="paragraph" style:parent-style-name="Text_20_body" style:list-style-name="L61">
      <style:text-properties officeooo:rsid="14c80da8" officeooo:paragraph-rsid="14c80da8"/>
    </style:style>
    <style:style style:name="T1" style:family="text">
      <style:text-properties fo:language="cs" fo:country="CZ"/>
    </style:style>
    <style:style style:name="T2" style:family="text">
      <style:text-properties fo:language="cs" fo:country="CZ" officeooo:rsid="122a5406"/>
    </style:style>
    <style:style style:name="T3" style:family="text">
      <style:text-properties fo:language="cs" fo:country="CZ" officeooo:rsid="122a6ace"/>
    </style:style>
    <style:style style:name="T4" style:family="text">
      <style:text-properties fo:font-style="normal" style:font-style-asian="normal" style:font-style-complex="normal"/>
    </style:style>
    <style:style style:name="T5" style:family="text">
      <style:text-properties fo:font-style="normal" officeooo:rsid="12d8b3cc" style:font-style-asian="normal" style:font-style-complex="normal"/>
    </style:style>
    <style:style style:name="T6" style:family="text">
      <style:text-properties fo:font-style="normal" officeooo:rsid="12db0c39" style:font-style-asian="normal" style:font-style-complex="normal"/>
    </style:style>
    <style:style style:name="T7" style:family="text">
      <style:text-properties fo:font-style="normal" officeooo:rsid="12de6c73" style:font-style-asian="normal" style:font-style-complex="normal"/>
    </style:style>
    <style:style style:name="T8" style:family="text">
      <style:text-properties fo:font-style="normal" officeooo:rsid="1239d5b2" style:font-style-asian="normal" style:font-style-complex="normal"/>
    </style:style>
    <style:style style:name="T9" style:family="text">
      <style:text-properties fo:font-style="normal" officeooo:rsid="12f25f49" style:font-style-asian="normal" style:font-style-complex="normal"/>
    </style:style>
    <style:style style:name="T10" style:family="text">
      <style:text-properties fo:font-style="normal" officeooo:rsid="127cc581" style:font-style-asian="normal" style:font-style-complex="normal"/>
    </style:style>
    <style:style style:name="T11" style:family="text">
      <style:text-properties fo:font-style="normal" officeooo:rsid="127dd62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3673b4" style:font-style-asian="normal" style:font-style-complex="normal"/>
    </style:style>
    <style:style style:name="T14" style:family="text">
      <style:text-properties fo:font-style="normal" officeooo:rsid="133771a7" style:font-style-asian="normal" style:font-style-complex="normal"/>
    </style:style>
    <style:style style:name="T15" style:family="text">
      <style:text-properties fo:font-style="normal" officeooo:rsid="131ed09e" style:font-style-asian="normal" style:font-style-complex="normal"/>
    </style:style>
    <style:style style:name="T16" style:family="text">
      <style:text-properties fo:font-style="normal" officeooo:rsid="1338fc27" style:font-style-asian="normal" style:font-style-complex="normal"/>
    </style:style>
    <style:style style:name="T17" style:family="text">
      <style:text-properties fo:font-style="normal" officeooo:rsid="1362b247" style:font-style-asian="normal" style:font-style-complex="normal"/>
    </style:style>
    <style:style style:name="T18" style:family="text">
      <style:text-properties fo:font-style="normal" officeooo:rsid="13744524" style:font-style-asian="normal" style:font-style-complex="normal"/>
    </style:style>
    <style:style style:name="T19" style:family="text">
      <style:text-properties fo:font-style="normal" officeooo:rsid="13629020"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11f9dfb6"/>
    </style:style>
    <style:style style:name="T23" style:family="text">
      <style:text-properties fo:font-style="italic" style:font-style-asian="italic" style:font-style-complex="italic"/>
    </style:style>
    <style:style style:name="T24" style:family="text">
      <style:text-properties fo:font-style="italic" officeooo:rsid="118b4f8d" style:font-style-asian="italic" style:font-style-complex="italic"/>
    </style:style>
    <style:style style:name="T25" style:family="text">
      <style:text-properties fo:font-style="italic" officeooo:rsid="121b13f2" style:font-style-asian="italic" style:font-style-complex="italic"/>
    </style:style>
    <style:style style:name="T26" style:family="text">
      <style:text-properties fo:font-style="italic" officeooo:rsid="121bdedf" style:font-style-asian="italic" style:font-style-complex="italic"/>
    </style:style>
    <style:style style:name="T27" style:family="text">
      <style:text-properties officeooo:rsid="118b4f8d"/>
    </style:style>
    <style:style style:name="T28" style:family="text">
      <style:text-properties officeooo:rsid="12026aad"/>
    </style:style>
    <style:style style:name="T29" style:family="text">
      <style:text-properties officeooo:rsid="12070385"/>
    </style:style>
    <style:style style:name="T30" style:family="text">
      <style:text-properties officeooo:rsid="1208b3d4"/>
    </style:style>
    <style:style style:name="T31" style:family="text">
      <style:text-properties officeooo:rsid="120ca4eb"/>
    </style:style>
    <style:style style:name="T32" style:family="text">
      <style:text-properties officeooo:rsid="120f3e39"/>
    </style:style>
    <style:style style:name="T33" style:family="text">
      <style:text-properties officeooo:rsid="122036b3"/>
    </style:style>
    <style:style style:name="T34" style:family="text">
      <style:text-properties officeooo:rsid="12228ba6"/>
    </style:style>
    <style:style style:name="T35" style:family="text">
      <style:text-properties officeooo:rsid="122de8ea"/>
    </style:style>
    <style:style style:name="T36" style:family="text">
      <style:text-properties officeooo:rsid="127649b2"/>
    </style:style>
    <style:style style:name="T37" style:family="text">
      <style:text-properties officeooo:rsid="128813d1"/>
    </style:style>
    <style:style style:name="T38" style:family="text">
      <style:text-properties officeooo:rsid="1288c6be"/>
    </style:style>
    <style:style style:name="T39" style:family="text">
      <style:text-properties officeooo:rsid="12917320"/>
    </style:style>
    <style:style style:name="T40" style:family="text">
      <style:text-properties officeooo:rsid="12937ea3"/>
    </style:style>
    <style:style style:name="T41" style:family="text">
      <style:text-properties officeooo:rsid="129811b4"/>
    </style:style>
    <style:style style:name="T42" style:family="text">
      <style:text-properties officeooo:rsid="12a5acbc"/>
    </style:style>
    <style:style style:name="T43" style:family="text">
      <style:text-properties officeooo:rsid="12aa348d"/>
    </style:style>
    <style:style style:name="T44" style:family="text">
      <style:text-properties officeooo:rsid="12ae2f80"/>
    </style:style>
    <style:style style:name="T45" style:family="text">
      <style:text-properties officeooo:rsid="12b06b97"/>
    </style:style>
    <style:style style:name="T46" style:family="text">
      <style:text-properties officeooo:rsid="12ba2ff0"/>
    </style:style>
    <style:style style:name="T47" style:family="text">
      <style:text-properties officeooo:rsid="12bb76fe"/>
    </style:style>
    <style:style style:name="T48" style:family="text">
      <style:text-properties officeooo:rsid="12bcddf1"/>
    </style:style>
    <style:style style:name="T49" style:family="text">
      <style:text-properties officeooo:rsid="12bdefed"/>
    </style:style>
    <style:style style:name="T50" style:family="text">
      <style:text-properties officeooo:rsid="12be790c"/>
    </style:style>
    <style:style style:name="T51" style:family="text">
      <style:text-properties officeooo:rsid="12c59097"/>
    </style:style>
    <style:style style:name="T52" style:family="text">
      <style:text-properties officeooo:rsid="12c86f63"/>
    </style:style>
    <style:style style:name="T53" style:family="text">
      <style:text-properties officeooo:rsid="12ca3bdb"/>
    </style:style>
    <style:style style:name="T54" style:family="text">
      <style:text-properties officeooo:rsid="12cb938f"/>
    </style:style>
    <style:style style:name="T55" style:family="text">
      <style:text-properties officeooo:rsid="12cdcbe4"/>
    </style:style>
    <style:style style:name="T56" style:family="text">
      <style:text-properties officeooo:rsid="12d12b81"/>
    </style:style>
    <style:style style:name="T57" style:family="text">
      <style:text-properties officeooo:rsid="12d5a68b"/>
    </style:style>
    <style:style style:name="T58" style:family="text">
      <style:text-properties officeooo:rsid="12d769f1"/>
    </style:style>
    <style:style style:name="T59" style:family="text">
      <style:text-properties officeooo:rsid="12e2fa76"/>
    </style:style>
    <style:style style:name="T60" style:family="text">
      <style:text-properties officeooo:rsid="12e3c5c7"/>
    </style:style>
    <style:style style:name="T61" style:family="text">
      <style:text-properties officeooo:rsid="12f86640"/>
    </style:style>
    <style:style style:name="T62" style:family="text">
      <style:text-properties officeooo:rsid="12fb7f5b"/>
    </style:style>
    <style:style style:name="T63" style:family="text">
      <style:text-properties officeooo:rsid="130029b5"/>
    </style:style>
    <style:style style:name="T64" style:family="text">
      <style:text-properties officeooo:rsid="1300c16e"/>
    </style:style>
    <style:style style:name="T65" style:family="text">
      <style:text-properties fo:font-weight="normal" officeooo:rsid="126ce8d5" style:font-weight-asian="normal" style:font-weight-complex="normal"/>
    </style:style>
    <style:style style:name="T66" style:family="text">
      <style:text-properties fo:font-weight="normal" officeooo:rsid="129a6395" style:font-weight-asian="normal" style:font-weight-complex="normal"/>
    </style:style>
    <style:style style:name="T67" style:family="text">
      <style:text-properties fo:font-weight="normal" officeooo:rsid="126e320d" style:font-weight-asian="normal" style:font-weight-complex="normal"/>
    </style:style>
    <style:style style:name="T68" style:family="text">
      <style:text-properties fo:font-weight="normal" officeooo:rsid="14623651" style:font-weight-asian="normal" style:font-weight-complex="normal"/>
    </style:style>
    <style:style style:name="T69" style:family="text">
      <style:text-properties fo:font-weight="normal" officeooo:rsid="1467706d" style:font-weight-asian="normal" style:font-weight-complex="normal"/>
    </style:style>
    <style:style style:name="T70" style:family="text">
      <style:text-properties officeooo:rsid="13121b14"/>
    </style:style>
    <style:style style:name="T71" style:family="text">
      <style:text-properties officeooo:rsid="1312b9b0"/>
    </style:style>
    <style:style style:name="T72" style:family="text">
      <style:text-properties officeooo:rsid="1317da25"/>
    </style:style>
    <style:style style:name="T73" style:family="text">
      <style:text-properties officeooo:rsid="1317fc16"/>
    </style:style>
    <style:style style:name="T74" style:family="text">
      <style:text-properties officeooo:rsid="131d907d"/>
    </style:style>
    <style:style style:name="T75" style:family="text">
      <style:text-properties officeooo:rsid="1320ec7f"/>
    </style:style>
    <style:style style:name="T76" style:family="text">
      <style:text-properties officeooo:rsid="1321270d"/>
    </style:style>
    <style:style style:name="T77" style:family="text">
      <style:text-properties officeooo:rsid="13297b25"/>
    </style:style>
    <style:style style:name="T78" style:family="text">
      <style:text-properties officeooo:rsid="132b2dbb"/>
    </style:style>
    <style:style style:name="T79" style:family="text">
      <style:text-properties officeooo:rsid="132cdd60"/>
    </style:style>
    <style:style style:name="T80" style:family="text">
      <style:text-properties officeooo:rsid="1333a56b"/>
    </style:style>
    <style:style style:name="T81" style:family="text">
      <style:text-properties officeooo:rsid="13392bfe"/>
    </style:style>
    <style:style style:name="T82" style:family="text">
      <style:text-properties officeooo:rsid="1357b463"/>
    </style:style>
    <style:style style:name="T83" style:family="text">
      <style:text-properties officeooo:rsid="13593a3c"/>
    </style:style>
    <style:style style:name="T84" style:family="text">
      <style:text-properties officeooo:rsid="135fff19"/>
    </style:style>
    <style:style style:name="T85" style:family="text">
      <style:text-properties officeooo:rsid="1360ae54"/>
    </style:style>
    <style:style style:name="T86" style:family="text">
      <style:text-properties officeooo:rsid="1361384a"/>
    </style:style>
    <style:style style:name="T87" style:family="text">
      <style:text-properties officeooo:rsid="124ba33d"/>
    </style:style>
    <style:style style:name="T88" style:family="text">
      <style:text-properties officeooo:rsid="1377e26c"/>
    </style:style>
    <style:style style:name="T89" style:family="text">
      <style:text-properties officeooo:rsid="137e424f"/>
    </style:style>
    <style:style style:name="T90" style:family="text">
      <style:text-properties officeooo:rsid="1381540f"/>
    </style:style>
    <style:style style:name="T91" style:family="text">
      <style:text-properties officeooo:rsid="1392415a"/>
    </style:style>
    <style:style style:name="T92" style:family="text">
      <style:text-properties officeooo:rsid="13947e37"/>
    </style:style>
    <style:style style:name="T93" style:family="text">
      <style:text-properties fo:font-weight="bold" officeooo:rsid="13947e37" style:font-weight-asian="bold" style:font-weight-complex="bold"/>
    </style:style>
    <style:style style:name="T94" style:family="text">
      <style:text-properties fo:font-weight="bold" officeooo:rsid="13eda602" style:font-weight-asian="bold" style:font-weight-complex="bold"/>
    </style:style>
    <style:style style:name="T95" style:family="text">
      <style:text-properties fo:font-weight="bold" officeooo:rsid="14623651" style:font-weight-asian="bold" style:font-weight-complex="bold"/>
    </style:style>
    <style:style style:name="T96" style:family="text">
      <style:text-properties fo:font-weight="bold" officeooo:rsid="14728cc0" style:font-weight-asian="bold" style:font-weight-complex="bold"/>
    </style:style>
    <style:style style:name="T97" style:family="text">
      <style:text-properties officeooo:rsid="13988174"/>
    </style:style>
    <style:style style:name="T98" style:family="text">
      <style:text-properties officeooo:rsid="13a6ba91"/>
    </style:style>
    <style:style style:name="T99" style:family="text">
      <style:text-properties officeooo:rsid="13b6b86c"/>
    </style:style>
    <style:style style:name="T100" style:family="text">
      <style:text-properties officeooo:rsid="13be0c1f"/>
    </style:style>
    <style:style style:name="T101" style:family="text">
      <style:text-properties officeooo:rsid="13c7f17b"/>
    </style:style>
    <style:style style:name="T102" style:family="text">
      <style:text-properties officeooo:rsid="13ca1c33"/>
    </style:style>
    <style:style style:name="T103" style:family="text">
      <style:text-properties officeooo:rsid="13caa9dc"/>
    </style:style>
    <style:style style:name="T104" style:family="text">
      <style:text-properties officeooo:rsid="13cc97da"/>
    </style:style>
    <style:style style:name="T105" style:family="text">
      <style:text-properties officeooo:rsid="13cea4e3"/>
    </style:style>
    <style:style style:name="T106" style:family="text">
      <style:text-properties officeooo:rsid="13d144e5"/>
    </style:style>
    <style:style style:name="T107" style:family="text">
      <style:text-properties officeooo:rsid="13d306e7"/>
    </style:style>
    <style:style style:name="T108" style:family="text">
      <style:text-properties officeooo:rsid="13d64610"/>
    </style:style>
    <style:style style:name="T109" style:family="text">
      <style:text-properties officeooo:rsid="13e019fe"/>
    </style:style>
    <style:style style:name="T110" style:family="text">
      <style:text-properties officeooo:rsid="13e1c903"/>
    </style:style>
    <style:style style:name="T111" style:family="text">
      <style:text-properties officeooo:rsid="13e2a301"/>
    </style:style>
    <style:style style:name="T112" style:family="text">
      <style:text-properties officeooo:rsid="13e3b3c3"/>
    </style:style>
    <style:style style:name="T113" style:family="text">
      <style:text-properties officeooo:rsid="13e45a21"/>
    </style:style>
    <style:style style:name="T114" style:family="text">
      <style:text-properties officeooo:rsid="13e65e33"/>
    </style:style>
    <style:style style:name="T115" style:family="text">
      <style:text-properties officeooo:rsid="13eb02a6"/>
    </style:style>
    <style:style style:name="T116" style:family="text">
      <style:text-properties officeooo:rsid="13ebfd8c"/>
    </style:style>
    <style:style style:name="T117" style:family="text">
      <style:text-properties officeooo:rsid="13eda602"/>
    </style:style>
    <style:style style:name="T118" style:family="text">
      <style:text-properties officeooo:rsid="13f2dbc3"/>
    </style:style>
    <style:style style:name="T119" style:family="text">
      <style:text-properties officeooo:rsid="13fbf8e5"/>
    </style:style>
    <style:style style:name="T120" style:family="text">
      <style:text-properties officeooo:rsid="13fc795f"/>
    </style:style>
    <style:style style:name="T121" style:family="text">
      <style:text-properties officeooo:rsid="13ff8c2d"/>
    </style:style>
    <style:style style:name="T122" style:family="text">
      <style:text-properties officeooo:rsid="140137dd"/>
    </style:style>
    <style:style style:name="T123" style:family="text">
      <style:text-properties officeooo:rsid="14067886"/>
    </style:style>
    <style:style style:name="T124" style:family="text">
      <style:text-properties officeooo:rsid="141283f8"/>
    </style:style>
    <style:style style:name="T125" style:family="text">
      <style:text-properties officeooo:rsid="14133ec8"/>
    </style:style>
    <style:style style:name="T126" style:family="text">
      <style:text-properties officeooo:rsid="1414177c"/>
    </style:style>
    <style:style style:name="T127" style:family="text">
      <style:text-properties officeooo:rsid="1416948b"/>
    </style:style>
    <style:style style:name="T128" style:family="text">
      <style:text-properties officeooo:rsid="141bd621"/>
    </style:style>
    <style:style style:name="T129" style:family="text">
      <style:text-properties officeooo:rsid="141cba6b"/>
    </style:style>
    <style:style style:name="T130" style:family="text">
      <style:text-properties officeooo:rsid="141d9f06"/>
    </style:style>
    <style:style style:name="T131" style:family="text">
      <style:text-properties officeooo:rsid="141e2b11"/>
    </style:style>
    <style:style style:name="T132" style:family="text">
      <style:text-properties officeooo:rsid="141fc236"/>
    </style:style>
    <style:style style:name="T133" style:family="text">
      <style:text-properties officeooo:rsid="142089d7"/>
    </style:style>
    <style:style style:name="T134" style:family="text">
      <style:text-properties officeooo:rsid="1422cb64"/>
    </style:style>
    <style:style style:name="T135" style:family="text">
      <style:text-properties officeooo:rsid="1424b741"/>
    </style:style>
    <style:style style:name="T136" style:family="text">
      <style:text-properties officeooo:rsid="142608f2"/>
    </style:style>
    <style:style style:name="T137" style:family="text">
      <style:text-properties officeooo:rsid="142f49bf"/>
    </style:style>
    <style:style style:name="T138" style:family="text">
      <style:text-properties officeooo:rsid="14386f8c"/>
    </style:style>
    <style:style style:name="T139" style:family="text">
      <style:text-properties officeooo:rsid="1446ffc2"/>
    </style:style>
    <style:style style:name="T140" style:family="text">
      <style:text-properties officeooo:rsid="1448cb9d"/>
    </style:style>
    <style:style style:name="T141" style:family="text">
      <style:text-properties officeooo:rsid="145138f8"/>
    </style:style>
    <style:style style:name="T142" style:family="text">
      <style:text-properties officeooo:rsid="14515e80"/>
    </style:style>
    <style:style style:name="T143" style:family="text">
      <style:text-properties officeooo:rsid="14530c11"/>
    </style:style>
    <style:style style:name="T144" style:family="text">
      <style:text-properties officeooo:rsid="1453158d"/>
    </style:style>
    <style:style style:name="T145" style:family="text">
      <style:text-properties officeooo:rsid="14545d88"/>
    </style:style>
    <style:style style:name="T146" style:family="text">
      <style:text-properties officeooo:rsid="14585935"/>
    </style:style>
    <style:style style:name="T147" style:family="text">
      <style:text-properties officeooo:rsid="145b16ad"/>
    </style:style>
    <style:style style:name="T148" style:family="text">
      <style:text-properties officeooo:rsid="145b85a5"/>
    </style:style>
    <style:style style:name="T149" style:family="text">
      <style:text-properties officeooo:rsid="145c504d"/>
    </style:style>
    <style:style style:name="T150" style:family="text">
      <style:text-properties officeooo:rsid="145d91fe"/>
    </style:style>
    <style:style style:name="T151" style:family="text">
      <style:text-properties officeooo:rsid="14623651"/>
    </style:style>
    <style:style style:name="T152" style:family="text">
      <style:text-properties officeooo:rsid="14641de2"/>
    </style:style>
    <style:style style:name="T153" style:family="text">
      <style:text-properties officeooo:rsid="13ea1e7d"/>
    </style:style>
    <style:style style:name="T154" style:family="text">
      <style:text-properties officeooo:rsid="14684fde"/>
    </style:style>
    <style:style style:name="T155" style:family="text">
      <style:text-properties officeooo:rsid="1469c9dd"/>
    </style:style>
    <style:style style:name="T156" style:family="text">
      <style:text-properties officeooo:rsid="14728cc0"/>
    </style:style>
    <style:style style:name="T157" style:family="text">
      <style:text-properties officeooo:rsid="147a34ac"/>
    </style:style>
    <style:style style:name="T158" style:family="text">
      <style:text-properties style:text-line-through-style="solid" style:text-line-through-type="single"/>
    </style:style>
    <style:style style:name="T159" style:family="text">
      <style:text-properties officeooo:rsid="1485292b"/>
    </style:style>
    <style:style style:name="T160" style:family="text">
      <style:text-properties officeooo:rsid="1485bec4"/>
    </style:style>
    <style:style style:name="T161" style:family="text">
      <style:text-properties officeooo:rsid="148dc26a"/>
    </style:style>
    <style:style style:name="T162" style:family="text">
      <style:text-properties officeooo:rsid="148e8bc3"/>
    </style:style>
    <style:style style:name="T163" style:family="text">
      <style:text-properties officeooo:rsid="148fc4c8"/>
    </style:style>
    <style:style style:name="T164" style:family="text">
      <style:text-properties officeooo:rsid="129b8b62"/>
    </style:style>
    <style:style style:name="T165" style:family="text">
      <style:text-properties officeooo:rsid="149375d2"/>
    </style:style>
    <style:style style:name="T166" style:family="text">
      <style:text-properties officeooo:rsid="1493d0ad"/>
    </style:style>
    <style:style style:name="T167" style:family="text">
      <style:text-properties officeooo:rsid="1496a429"/>
    </style:style>
    <style:style style:name="T168" style:family="text">
      <style:text-properties officeooo:rsid="149b469e"/>
    </style:style>
    <style:style style:name="T169" style:family="text">
      <style:text-properties officeooo:rsid="149e7dea"/>
    </style:style>
    <style:style style:name="T170" style:family="text">
      <style:text-properties officeooo:rsid="149fe941"/>
    </style:style>
    <style:style style:name="T171" style:family="text">
      <style:text-properties officeooo:rsid="14a1976b"/>
    </style:style>
    <style:style style:name="T172" style:family="text">
      <style:text-properties officeooo:rsid="14a24915"/>
    </style:style>
    <style:style style:name="T173" style:family="text">
      <style:text-properties officeooo:rsid="14a26ef8"/>
    </style:style>
    <style:style style:name="T174" style:family="text">
      <style:text-properties officeooo:rsid="14a8e34b"/>
    </style:style>
    <style:style style:name="T175" style:family="text">
      <style:text-properties officeooo:rsid="14a9cb7d"/>
    </style:style>
    <style:style style:name="T176" style:family="text">
      <style:text-properties officeooo:rsid="14acb453"/>
    </style:style>
    <style:style style:name="T177" style:family="text">
      <style:text-properties officeooo:rsid="14b11bbe"/>
    </style:style>
    <style:style style:name="T178" style:family="text">
      <style:text-properties officeooo:rsid="14b7f443"/>
    </style:style>
    <style:style style:name="T179" style:family="text">
      <style:text-properties officeooo:rsid="14b80987"/>
    </style:style>
    <style:style style:name="T180" style:family="text">
      <style:text-properties officeooo:rsid="14be47d9"/>
    </style:style>
    <style:style style:name="T181" style:family="text">
      <style:text-properties officeooo:rsid="14c55e31"/>
    </style:style>
    <style:style style:name="T182" style:family="text">
      <style:text-properties officeooo:rsid="14c922c8"/>
    </style:style>
    <style:style style:name="T183" style:family="text">
      <style:text-properties officeooo:rsid="14caa0bc"/>
    </style:style>
    <style:style style:name="T184" style:family="text">
      <style:text-properties officeooo:rsid="14cc86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2">Úvod</text:h>
      <text:p text:style-name="Text_20_Body_20_Full_20_Page">Vítej, Pane nebo Paní jeskyně!</text:p>
      <text:p text:style-name="P196"><text:span text:style-name="T145">Před sebou máš</text:span> dobrodružství <text:span text:style-name="T144">pro hru</text:span> Dakara: Výpravy do podzemí. <text:span text:style-name="T146">Kromě této příručky potřebuješ ještě:</text:span></text:p>
      <text:list xml:id="list3271777377" text:style-name="L46">
        <text:list-item>
          <text:p text:style-name="P202"><text:span text:style-name="T146">2-5 spoluhráčů</text:span></text:p>
        </text:list-item>
        <text:list-item>
          <text:p text:style-name="P198"><text:span text:style-name="T149">Přiložené deníky postav a karty předmětů</text:span></text:p>
        </text:list-item>
      </text:list>
      <text:list xml:id="list457799062" text:style-name="L45">
        <text:list-item>
          <text:p text:style-name="P197"><text:span text:style-name="T149">P</text:span>ravidla <text:span text:style-name="T148">(tedy příručku Dakara: Výpravy do podzemí)</text:span></text:p>
        </text:list-item>
        <text:list-item>
          <text:p text:style-name="P199"><text:span text:style-name="T149">K</text:span>ostky (asi bude stačit k4 a k6 –<text:span text:style-name="T147"> respektive nakonec asi jen několik k6tek</text:span>)</text:p>
        </text:list-item>
        <text:list-item>
          <text:p text:style-name="P200"><text:span text:style-name="T152">Čistý papír na kreslení mapy /* TODO: Kolik listů? Nebo bude mapa předtištěná? - asi bude */ a další na své poznámky a něco na psaní (asi by mělo být přiloženo gumovatelné pero)</text:span></text:p>
        </text:list-item>
        <text:list-item>
          <text:p text:style-name="P201"><text:span text:style-name="T150">Z</text:span>hruba X hodin volného času – nemusí to být v jednom dni, můžete se sejít několikrát</text:p>
        </text:list-item>
      </text:list>
      <text:p text:style-name="P209">/* <text:span text:style-name="T140">TODO:</text:span> <text:span text:style-name="T139">Tohle by celé mělo bejt v základních pravidlech. Tady stačí jen poznámka, že by si je začínající PJ měl projít.</text:span> */</text:p>
      <text:p text:style-name="P209"><text:line-break/><text:span text:style-name="T137">Na rozdíl od deskových her, kde všechno, co mohou hráči udělat, je popsáno v pravidlech, při hraní Dakary žádné takové omezení není. O tom, k čemu akce a záměry hráčů povedou, budeš rozhodovat ty a pravidla by ti v tom měla pomáhat, ale neměla by tě omezovat.<text:line-break/><text:tab/>V tomto duchu je napsána celá tato příručka: Nepokouší se odpovědět na všechny možné otázky nebo nápady, se kterými tví hráči přijdou. Najdeš v ní jen to, co bys bez ní musel připravovat sám (popisy místností a jejich vybavení, apod.) a především věci, které </text:span><text:soft-page-break/><text:span text:style-name="T137">jsou nějak herně zajímavé – různé pasti, magické předměty, a podobně.<text:line-break/><text:tab/>Tohle všechno znamená, že vymýšlení, co se stane, když se třeba hráči rozhodnou zbourat část hradeb, nebo třeba zkusit se domluvit s obřím pavoukem, záleží čistě na tobě.</text:span></text:p>
      <text:p text:style-name="P210"><text:span text:style-name="T138">/* Já</text:span> u vaší hr<text:span text:style-name="T138">y</text:span> nejspíš nebudu – ty ano. */</text:p>
      <text:p text:style-name="Text_20_body">TODO: <text:span text:style-name="T169">Zmínit hru s postavami na vyšších úrovních – víc goblinů, sochy méně poškozené, víc pavouků (možná na to udělat orientační tabulku).</text:span></text:p>
      <text:p text:style-name="P234">- neposiluj protivníky, goblin by měl zůstat pořád stejně silný nehledě na to, jakou mají postavy úroveň. <text:span text:style-name="T170">Víc protivníků je ok = hráči si vychutnají sílu svých postav. /* Tohle by taky asi mělo bejt spíš v pravidlech */</text:span></text:p>
      <text:h text:style-name="Heading_20_2" text:outline-level="2">Příprava <text:span text:style-name="T155">na hru</text:span></text:h>
      <text:p text:style-name="P203"><text:span text:style-name="T151">Před tím, než se poprvé sejdete, si určitě pročti pravidla a také zbytek kapitoly </text:span><text:span text:style-name="T95">Úvod</text:span><text:span text:style-name="T68"> </text:span><text:span text:style-name="T69">v této příručce</text:span><text:span text:style-name="T151">. Není sice od věci přečíst si ji až do konce, ale není to nezbytně nutné – stačí si vždycky přečíst popis místnosti před tím, než do ní postavy vstoupí. Je také dobré projít si přiložené karty předmětů, abys pak při hře snáz našel ty, které zrovna budeš potřebovat.<text:line-break/><text:tab/>Dál už na nic nečekej, svolej hráč a pusťte se do hry. Dobrodružství čeká!</text:span></text:p>
      <text:h text:style-name="P70" text:outline-level="2"><text:span text:style-name="T153">Jak používat tuto příručku</text:span></text:h>
      <text:p text:style-name="P204">/* <text:span text:style-name="T154">TODO:</text:span> <text:span text:style-name="T154">Tohle hodit do pravidel, nebo to zrušit úplně</text:span> */</text:p>
      <text:list xml:id="list674717941" text:style-name="L1">
        <text:list-item>
          <text:p text:style-name="P205">Je dobré si ji <text:span text:style-name="T116">před hrou</text:span> jednou celou pročíst.</text:p>
          <text:list>
            <text:list-item>
              <text:p text:style-name="P205"><text:soft-page-break/><text:span text:style-name="T117">Není to ale nezbytně nutné – pokud na to nemáš čas nebo chuť, přečti si jen kapitolu </text:span><text:span text:style-name="T94">Události</text:span><text:span text:style-name="T117">. Zbytek můžeš číst za běhu, vždycky když hráči začnou zkoumat příslušnou místnost.</text:span></text:p>
            </text:list-item>
          </text:list>
        </text:list-item>
        <text:list-item>
          <text:p text:style-name="P206">Kdykoliv postavy vstoupí do nové místnosti, projdi si znovu, co <text:span text:style-name="T115">v ní je</text:span>, i když si myslíš, že si to pamatuješ.</text:p>
        </text:list-item>
        <text:list-item>
          <text:p text:style-name="P207">Neboj se improvizovat</text:p>
          <text:list>
            <text:list-item>
              <text:p text:style-name="P208"><text:span text:style-name="T118">Tato příručka ani zdaleka nerozebírá všechno</text:span>, co mohou hráči udělat. <text:span text:style-name="T124">Je to pouze pomůcka, nikoliv svatá kniha.</text:span></text:p>
            </text:list-item>
          </text:list>
        </text:list-item>
      </text:list>
      <text:h text:style-name="P71" text:outline-level="2">O čem je toto dobrodružství</text:h>
      <text:p text:style-name="P217"><text:span text:style-name="T171">Cílem výpravy je </text:span>opuštěná <text:span text:style-name="T171">staroelfská</text:span> pevnost, kterou nedávno přišla prozkoumat skupina <text:span text:style-name="T171">soudobých</text:span> elfů. <text:span text:style-name="T172">Všimli si jich ale orkové z místního kmene a poslali jsem oddíl bojovníků</text:span>. <text:span text:style-name="T173">Elfové byli orky výrazně přečísleni, takže nakonec nevyhnutelně podlehli. V posledním vzdoru ale spustili prastarý obranných mechanismus pevnosti: past vypouštějící jedovatý plyn, takže ani orkové z toho nakonec nevyvázli živí. Postavy tedy při průzkumu najdou větší počet udušených orků, kteří se marně snažili z podzemí utéct.</text:span></text:p>
      <text:p text:style-name="P217"/>
      <text:p text:style-name="P217"><text:span text:style-name="T173">/* Tenhle odstavec je možná zbytečnej, to vyplyne z popisu místností. */<text:line-break/><text:tab/>Elfská výprava byla dobře připravena a měla s sebou informace a prostředky, jak se vyhnout pastem a dalším obranných mechanismům pevnosti, takže většina jich je stále aktivních a postavy je budou muset překonávat.</text:span></text:p>
      <text:p text:style-name="P215">- 2 možné cesty /* <text:span text:style-name="T175">To asi stačí říct až v průběhu</text:span> */</text:p>
      <text:p text:style-name="P218"><text:soft-page-break/><text:span text:style-name="T176"><text:tab/>C</text:span>ílem postav je najít <text:span text:style-name="T176">předmět, který je nevysvětlitelně přitahuje</text:span>. <text:span text:style-name="T176">Je to magický krystal a je ukrytý v</text:span> kapli <text:span text:style-name="T176">boha Belerona v prvním podzemním patře hlavní věže pevnosti. Takhle blízko krystalu už k němu postavy nevycítí směr – vědí jen, že jsou velmi blízko.</text:span></text:p>
      <text:p text:style-name="P216">- <text:span text:style-name="T156">N</text:span>ení tu žádný <text:span text:style-name="T156">finální souboj. Kapli chrání přízrak dávného elfského strážce, ale postavy ho nejspíš nebudou mít jak zranit, takže se s ním budou nejspíš muset vypořádat jinak než bojem – podrobněji je to popsáno v kapitole </text:span><text:span text:style-name="T96">Události</text:span><text:span text:style-name="T156">.</text:span></text:p>
      <text:h text:style-name="P69" text:outline-level="2">Události</text:h>
      <text:p text:style-name="P212">V této kapitole si proberem<text:span text:style-name="T102">e</text:span>, co se může dít nezávisle na tom, kterou místnost zrovna postavy prozkoumávají.</text:p>
      <text:h text:style-name="P75" text:outline-level="3">Přízrak</text:h>
      <text:p text:style-name="P235">Změna: Přízrak pořád jen patroluje na hradbách. Sejde z nich jen ve dvou případech: Když zaútočí goblini a když někdo vstoupí do kaple <text:span text:style-name="T177">(tam by se asi mohl umět teleportovat – má tam svou esenci vázanou v amuletu)</text:span>.</text:p>
      <text:p text:style-name="P213">Po pevnosti se pohybuje přízrak dávného elfího strážce. <text:span text:style-name="T103">Nejčastěji hlídkuje na hradbách (tedy na tom, co z nich zbylo), je ho ale možné potkat prakticky kdekoliv.</text:span></text:p>
      <text:list xml:id="list289975005" text:style-name="L26">
        <text:list-item>
          <text:p text:style-name="P142"><text:span text:style-name="T158">V každé místnosti si hoď 1k10. </text:span></text:p>
          <text:list>
            <text:list-item>
              <text:p text:style-name="P211">Když ti padne 10, <text:span text:style-name="T104">přízrak tudy zrovna</text:span> prochází.</text:p>
              <text:list>
                <text:list-item>
                  <text:p text:style-name="P143">To je dost naprd – asi bych měl omezit oblast, kde se pohybuje – nejspíš na hradbách <text:span text:style-name="T157">(souhlas)</text:span>.</text:p>
                  <text:list>
                    <text:list-item>
                      <text:p text:style-name="P143"><text:soft-page-break/>Hmm, to by znamenalo, že se k němu postavy <text:span text:style-name="T134">moc </text:span>nemají jak dostat. <text:span text:style-name="T134">Možná někde vyšplhat na zbořenou zeď, ale na rozdíl od přízraku ale nemohou levitovat.</text:span></text:p>
                    </text:list-item>
                  </text:list>
                </text:list-item>
              </text:list>
            </text:list-item>
          </text:list>
        </text:list-item>
      </text:list>
      <text:list xml:id="list2224614775" text:style-name="L48">
        <text:list-item>
          <text:p text:style-name="P144">Je nehmotný.</text:p>
          <text:list>
            <text:list-item>
              <text:p text:style-name="P144">Může procházet zdmi nebo se třeba někde vynořit ze země.</text:p>
            </text:list-item>
            <text:list-item>
              <text:p text:style-name="P144">Zbraně a jiná než duševní kouzla skrz něj pro<text:span text:style-name="T100">jdou</text:span> a nic mu neudělají.</text:p>
              <text:list>
                <text:list-item>
                  <text:p text:style-name="P145">Duševní kouzla v tomto dobrodružství nejsou, takže pokud jste před tím nehráli nějaké jiné, můžeš počítat s tím, že postavy nemají přízrak jak zranit.</text:p>
                </text:list-item>
              </text:list>
            </text:list-item>
            <text:list-item>
              <text:p text:style-name="P219">TODO: Zmínit, že postavy mohou mít duševní kouzla nebo magické zbraně z jiných dobrodružství.</text:p>
            </text:list-item>
          </text:list>
        </text:list-item>
        <text:list-item>
          <text:p text:style-name="P146"><text:span text:style-name="T111">Bránit se proti němu dá pouze Finesou (úhyb) nebo Duší (odolávání)</text:span>. <text:span text:style-name="T113">Bonus za zbraň ani</text:span> <text:span text:style-name="T113">štít se nepočítá.</text:span></text:p>
          <text:list>
            <text:list-item>
              <text:list>
                <text:list-item>
                  <text:p text:style-name="P147"><text:span text:style-name="T114">Pokud jej p</text:span>ostava <text:span text:style-name="T114">nemůže nijak ohrozit (což nejspíš nemůže), tak</text:span> si <text:span text:style-name="T114">proti němu nemůže počítat hod na boj a</text:span> <text:span text:style-name="T114">musí si házet na obranu</text:span> <text:span text:style-name="T112">(Finesou nebo Duší) nehledě na to, jestli na něj útočí nebo ne.</text:span></text:p>
                </text:list-item>
              </text:list>
            </text:list-item>
            <text:list-item>
              <text:p text:style-name="P148">Způsobuje duševní zranění.</text:p>
              <text:list>
                <text:list-item>
                  <text:p text:style-name="P148">Případné vážné zranění se projevuje jako dočasná ztráta paměti.</text:p>
                  <text:list>
                    <text:list-item>
                      <text:p text:style-name="P149"><text:span text:style-name="T109">Přízrakem způsobené vážné z</text:span>ranění se vyléčí po nejbližším vydatném odpočinku. <text:span text:style-name="T110">Tím</text:span> se postavě paměť vrátí.</text:p>
                    </text:list-item>
                  </text:list>
                </text:list-item>
              </text:list>
            </text:list-item>
          </text:list>
        </text:list-item>
      </text:list>
      <text:list xml:id="list1388095945" text:style-name="L49">
        <text:list-item>
          <text:p text:style-name="P150"><text:span text:style-name="T135">Je pomalý</text:span>, dá se mu snadno utéct.</text:p>
        </text:list-item>
        <text:list-item>
          <text:p text:style-name="P151"><text:soft-page-break/>Útočí pouze na orky a gobliny.</text:p>
          <text:list>
            <text:list-item>
              <text:p text:style-name="P151">Dokáže vycítit jejich přítomnost v pevnosti –<text:span text:style-name="T101"> vyrazí za nimi </text:span>nejkratší možnou cestou (skrz zdi, stropy a podobně) a napadne je.</text:p>
            </text:list-item>
            <text:list-item>
              <text:p text:style-name="P152">Pokud jej postavy napadnou, bude se bránit. Nebude je ale pronásledovat.</text:p>
            </text:list-item>
          </text:list>
        </text:list-item>
        <text:list-item>
          <text:p text:style-name="P153">Jde s ním mluvit (staroeflsky).</text:p>
          <text:list>
            <text:list-item>
              <text:p text:style-name="P153">S postavami bude jednat, jako kdyby to byli návštěvníci pevnosti.</text:p>
            </text:list-item>
            <text:list-item>
              <text:p text:style-name="P153">Bude se tvářit, jako že je všechno v pořádku, pevnost stále stojí a on má rozkaz chránit ji před orky a gobliny.</text:p>
            </text:list-item>
          </text:list>
        </text:list-item>
      </text:list>
      <text:p text:style-name="P220">Jak mohou hráči dosáhnout toho, aby je přízrak pustil do kaple:</text:p>
      <text:list xml:id="list3315172955" text:style-name="L54">
        <text:list-item>
          <text:p text:style-name="P221">Použít kouzlo <text:span text:style-name="T23">Přenos myšlenek</text:span> a promluvit si s ním (ve staroeflštině).</text:p>
          <text:list>
            <text:list-item>
              <text:p text:style-name="P224">TODO: Někde musí být zmínka, že to je možné:</text:p>
              <text:list>
                <text:list-item>
                  <text:p text:style-name="P224">Elf, který bude mít kouzlo <text:span text:style-name="T23">Přenos myšlenek</text:span>, bude mít zároveň průvodní list zmiňující, že ho má použít pro komunikaci s pozůstatky elfské obrany.</text:p>
                  <text:list>
                    <text:list-item>
                      <text:p text:style-name="P225">Respektive dopis by mohl mít spíš vůdce výpravy, ať to není vyloženě na stejném místě.</text:p>
                      <text:p text:style-name="P225">„Přikládám <text:span text:style-name="T160">také</text:span> několik svitků s kouzly. Střez je jako oko v hlavě, jsou nesmírně vzácné.<text:line-break/><text:tab/>Na jednom z nich je kouzlo <text:span text:style-name="T23">Přenos myšlenek</text:span>, které ti umožní <text:span text:style-name="T159">domluvit se</text:span> s duchy našich předků, pokud na nějaké narazíš.“</text:p>
                    </text:list-item>
                  </text:list>
                </text:list-item>
              </text:list>
            </text:list-item>
          </text:list>
        </text:list-item>
        <text:list-item>
          <text:p text:style-name="P222">Zlomit „kletbu“ (ona to není ani tak kletba jako spíš kouzlo na stvoření zbraně).</text:p>
          <text:list>
            <text:list-item>
              <text:p text:style-name="P223"><text:soft-page-break/>TODO: Jak?</text:p>
              <text:list>
                <text:list-item>
                  <text:p text:style-name="P228">V trezoru velitele pevnosti <text:span text:style-name="T162">(asi v místnosti v úplně spodním patře věže)</text:span> budou instrukce od mága, který přízrak vytvořil. <text:span text:style-name="T161">Tam bude zmíněno:</text:span></text:p>
                  <text:p text:style-name="P228"><text:span text:style-name="T161">Esence nehmotného strážce, jenž ti jest přidělen, je uložena v amuletu ve tvaru XY. Chraň tento předmět před poškozením, sic z něj tato esence vyprchá a strážce se propadne do Nebytí.</text:span></text:p>
                </text:list-item>
                <text:list-item>
                  <text:p text:style-name="P229">Amulet bude mít Beleron na krku.</text:p>
                </text:list-item>
              </text:list>
            </text:list-item>
          </text:list>
        </text:list-item>
        <text:list-item>
          <text:p text:style-name="P222">Nějak přízrak odlákat (nejlíp tím, že se převléknou za orka).</text:p>
          <text:list>
            <text:list-item>
              <text:p text:style-name="P227">Tohle by mohlo být spojené s „lámíním kletby“. Na pořádné prohledání místnosti asi odlákání přízraku stačit nebude, ale na šlohnutí jeho „srdce“ by stačit mohlo.</text:p>
            </text:list-item>
          </text:list>
        </text:list-item>
        <text:list-item>
          <text:p text:style-name="P226">Mít na krku amulet se symbolem Belerona, nebo kýho boha že to je svatyně. Přízrak je pak pozdraví jako jako věřící a svatyni opustí.</text:p>
          <text:list>
            <text:list-item>
              <text:p text:style-name="P226">Tohle asi vysvětlovat nemusím. Ve svatyni bude socha, a amulety jí budou podobné.</text:p>
              <text:list>
                <text:list-item>
                  <text:p text:style-name="P230">I když možná nějaká zmínka o tom, že strážce do svatyně pustí jen vyznavače Belerona, by tam být mohla.</text:p>
                </text:list-item>
              </text:list>
            </text:list-item>
            <text:list-item>
              <text:p text:style-name="P230">Pokud jen některé z postav budou mít Beleronův amulet, tak je přízrak cíleně osloví <text:span text:style-name="T163">a oznámí jim, že „Do svatyně mohou vstoupit jen následovníci Belerona“.</text:span></text:p>
            </text:list-item>
          </text:list>
        </text:list-item>
      </text:list>
      <text:h text:style-name="P75" text:outline-level="3">Hlídka goblinů</text:h>
      <text:p text:style-name="P231">Kolem tvrze se pohybuje skupina <text:span text:style-name="T166">šesti</text:span> goblinů <text:span text:style-name="T166">vedená orkem</text:span>.</text:p>
      <text:list xml:id="list2282606256" text:style-name="L55">
        <text:list-item>
          <text:p text:style-name="P232"><text:soft-page-break/><text:span text:style-name="T164">Když budou postavy dělat oheň, nebo na sebe nějak jinak upozorní, goblini dorazí do deseti minut. V opačném případě až po prvním vydatném odpočinku (hlídka projede kolem a vlci ucítí lidský pach).</text:span></text:p>
        </text:list-item>
      </text:list>
      <text:list xml:id="list916378414" text:style-name="L50">
        <text:list-item>
          <text:p text:style-name="P154"><text:span text:style-name="T166">Goblini p</text:span>řijedou na vlcích, ork <text:span text:style-name="T165">na varanovi</text:span>.</text:p>
        </text:list-item>
      </text:list>
      <text:list xml:id="list3073232176" text:style-name="L51">
        <text:list-item>
          <text:p text:style-name="P155">Jakmile padne ork, goblini se dají na útěk.</text:p>
        </text:list-item>
      </text:list>
      <text:h text:style-name="P82" text:outline-level="5"><text:span text:style-name="T120">Střetnutí</text:span> <text:span text:style-name="T119">goblinů</text:span> s přízrakem</text:h>
      <text:p text:style-name="P214"><text:span text:style-name="T105">Jakmile goblini vstoupí do pevnosti, p</text:span>řízrak <text:span text:style-name="T99">elfského strážce vycítí jejich</text:span> přítomnost <text:span text:style-name="T105">a napadne je</text:span>.</text:p>
      <text:list xml:id="list2169482148" text:style-name="L56">
        <text:list-item>
          <text:p text:style-name="P233"><text:span text:style-name="T167">Přízrak je pomalý, takže mu může trvat několik kol, než se k nim dostane (odvoď to za situace nebo si hoď 2k6).</text:span></text:p>
        </text:list-item>
      </text:list>
      <text:list xml:id="list3084681998" text:style-name="L52">
        <text:list-item>
          <text:p text:style-name="P156"><text:span text:style-name="T168">G</text:span>oblini <text:span text:style-name="T168">s orkem</text:span> se s ním budou chvíli snažit bojovat, ale po jednom či dvou kolech zjistí, že mu nemohou nic udělat a utečou - a to i v případě, že ork ještě není vyřazen.</text:p>
        </text:list-item>
      </text:list>
      <text:h text:style-name="P67" text:outline-level="2">Walkthrough</text:h>
      <text:list xml:id="list881479168" text:style-name="L2">
        <text:list-item>
          <text:p text:style-name="P83">Studna (do 2. patra)</text:p>
          <text:list>
            <text:list-item>
              <text:p text:style-name="P83"><text:span text:style-name="T127">P</text:span>avouk</text:p>
            </text:list-item>
            <text:list-item>
              <text:p text:style-name="P84"><text:span text:style-name="T127">M</text:span>říž</text:p>
            </text:list-item>
            <text:list-item>
              <text:p text:style-name="P84"><text:span text:style-name="T128">Schody </text:span>(do <text:span text:style-name="T126">1</text:span>. patra)</text:p>
            </text:list-item>
            <text:list-item>
              <text:p text:style-name="P83"><text:span text:style-name="T127">R</text:span>ůzné sklady</text:p>
            </text:list-item>
            <text:list-item>
              <text:p text:style-name="P85">Probořený strop <text:span text:style-name="T129">(</text:span>zpět do 2. patra <text:span text:style-name="T131">k sochám)</text:span></text:p>
              <text:p text:style-name="P86">(Respektive strop by měl být probořený spíš <text:span text:style-name="T132">až</text:span> někde u pastí, ať tam může ze zdi čouhat čepelová past).</text:p>
            </text:list-item>
          </text:list>
        </text:list-item>
        <text:list-item>
          <text:p text:style-name="P87"><text:soft-page-break/>Věž<text:span text:style-name="T125"> (do 2. patra)</text:span></text:p>
          <text:list>
            <text:list-item>
              <text:p text:style-name="P88">Pasti</text:p>
            </text:list-item>
            <text:list-item>
              <text:p text:style-name="P88"><text:span text:style-name="T130">S</text:span>ochy</text:p>
            </text:list-item>
          </text:list>
        </text:list-item>
        <text:list-item>
          <text:p text:style-name="P88"/>
          <text:list>
            <text:list-item>
              <text:p text:style-name="P85">Schody <text:span text:style-name="T125">(do 1. patra)</text:span></text:p>
            </text:list-item>
            <text:list-item>
              <text:p text:style-name="P89">Ubikace</text:p>
            </text:list-item>
            <text:list-item>
              <text:p text:style-name="P89">Kaple</text:p>
            </text:list-item>
          </text:list>
        </text:list-item>
      </text:list>
      <text:h text:style-name="P68" text:outline-level="2">Příběh</text:h>
      <text:p text:style-name="P57">(Tohle nebude součástí příručky, je to jen příběh na pozadí.)</text:p>
      <text:p text:style-name="P58"><text:span text:style-name="T9">Pevnost </text:span><text:span text:style-name="T12">před několika </text:span><text:span text:style-name="T13">týdny</text:span><text:span text:style-name="T9"> přišla prozkoumat </text:span><text:span text:style-name="T12">výprava elfů (jsou původem z říší, nejsou místní. Chtějí tady obnovit dávnou elfí říši). Dostala se dovnitř, prozkoumala část podzemí. Sledovala je ale skupina orků a v průběhu průzkumu na </text:span><text:span text:style-name="T14">ně</text:span><text:span text:style-name="T12"> zaútočila. Orkové měli velkou přesilu – elfové nakonec v posledním vzdoru spustili past, která zamořila celé podzemí jedovatým plynem.</text:span></text:p>
      <text:p text:style-name="P49"><text:span text:style-name="T87">V</text:span>ýhledově:</text:p>
      <text:p text:style-name="P58"><text:span text:style-name="T19">Pokud postavy pro</text:span><text:span text:style-name="T18">dají</text:span><text:span text:style-name="T19"> loot, který najdou u elfů, </text:span><text:span text:style-name="T17">po čase se to donese k Leandorovi a asi si s nimi přijde promluvit o tom, kde k tomu přišli (nebo někoho pošle – ale spíš přijde sám).</text:span></text:p>
      <text:h text:style-name="Heading_20_2" text:outline-level="2"><text:span text:style-name="T12">L</text:span><text:span text:style-name="T4">oot</text:span></text:h>
      <text:h text:style-name="Heading_20_3" text:outline-level="3">Kouzla</text:h>
      <text:p text:style-name="P40">Hojivý rituál</text:p>
      <text:list xml:id="list2165942166" text:style-name="L3">
        <text:list-item>
          <text:p text:style-name="P90"><text:soft-page-break/>Měla ho léčitelka</text:p>
        </text:list-item>
      </text:list>
      <text:p text:style-name="P60">Světlo</text:p>
      <text:list xml:id="list332834653" text:style-name="L4">
        <text:list-item>
          <text:p text:style-name="P98">TODO: Tohle asi vyřadit – nikde v pevnosti nebude tak velký prostor, aby tohle kouzlo mělo smysl použít.</text:p>
        </text:list-item>
      </text:list>
      <text:p text:style-name="P47">Přenos myšlenek</text:p>
      <text:list xml:id="list2362523932" text:style-name="L5">
        <text:list-item>
          <text:p text:style-name="P99">Tady je taky použitelnost dost sporná <text:span text:style-name="T20">(leda by se přes tohle kouzlo dalo mluvit s přízrakem –</text:span><text:span text:style-name="T21"> což zní ok, ale v tom případě by to chtělo nějakej hint</text:span><text:span text:style-name="T20">)</text:span><text:span text:style-name="T4">.</text:span></text:p>
        </text:list-item>
      </text:list>
      <text:p text:style-name="P41">Vzplanutí</text:p>
      <text:list xml:id="list925498307" text:style-name="L6">
        <text:list-item>
          <text:p text:style-name="P100"/>
        </text:list-item>
      </text:list>
      <text:p text:style-name="P42">Kulový blesk</text:p>
      <text:list xml:id="list3805164311" text:style-name="L7">
        <text:list-item>
          <text:p text:style-name="P91">Ten měl asi vůdce výpravy</text:p>
        </text:list-item>
      </text:list>
      <text:p text:style-name="P5">TODO: Možná nějaká orcská/goblinská magie?</text:p>
      <text:list xml:id="list4001575497" text:style-name="L8">
        <text:list-item>
          <text:p text:style-name="P92">Musel bych vymyslet, jak to udělat, aby ji hráči mohli použít</text:p>
        </text:list-item>
        <text:list-item>
          <text:p text:style-name="P92">taky bych měl myslet na to, že by to měl bejt krátkej dungeon. Nemůže tu být moc encounterů a tudíž tu ani nebude moc příležitostí k využití <text:span text:style-name="T141">orkské/goblinské magie.</text:span></text:p>
        </text:list-item>
      </text:list>
      <text:h text:style-name="Heading_20_3" text:outline-level="3">Zbraně a zbroj</text:h>
      <text:p text:style-name="P61">Dlouhý lu<text:span text:style-name="T142">k</text:span></text:p>
      <text:p text:style-name="P53">2x <text:span text:style-name="T88">K</text:span>rátký luk</text:p>
      <text:p text:style-name="P52">Kvalitní šípy</text:p>
      <text:p text:style-name="P51">Vrhací nože</text:p>
      <text:p text:style-name="P55">Kopí</text:p>
      <text:p text:style-name="P54"><text:soft-page-break/>Lehká zbroj (asi jen jedna, nemuseli ji mít všichni elfové)</text:p>
      <text:p text:style-name="P43">Ork<text:span text:style-name="T143">sk</text:span>é zbraně:</text:p>
      <text:p text:style-name="P54"><text:tab/>Těžká obouruční palice</text:p>
      <text:p text:style-name="P54"><text:tab/>Jednoruční kyj</text:p>
      <text:p text:style-name="P54"><text:tab/>Kamenná sekera</text:p>
      <text:p text:style-name="P54"><text:tab/><text:span text:style-name="T89">Asi i zbroje nějaké měli (lehké), ale lidem a elfům nebudou.</text:span></text:p>
      <text:h text:style-name="P73" text:outline-level="3">Magické předměty</text:h>
      <text:p text:style-name="P59">Házecí lahvičky s nějakým zajímavým efektem (slepota, paralýza...)</text:p>
      <text:p text:style-name="P48">Lektvar ohnivého dechu</text:p>
      <text:p text:style-name="P50">Léčivý lektvar (u léčitelky)</text:p>
      <text:p text:style-name="P44"><text:span text:style-name="T90">R</text:span>ukavice <text:span text:style-name="T90">ze srsti huňáče (recept)</text:span></text:p>
      <text:list xml:id="list2829732859" text:style-name="L9">
        <text:list-header>
          <text:p text:style-name="P101">(V laborce mága, který zde před stovkami let žil)</text:p>
        </text:list-header>
        <text:list-item>
          <text:p text:style-name="P107">Tyto rukavice po zamnutí rukama (1 kolo) k příštímu zásahu kovovou zbraní nebo projektilem s kovovým hrotem (šíp, šipka, vrhací dýka) přidají výboj za 1-2.</text:p>
        </text:list-item>
      </text:list>
      <text:list xml:id="list866848426" text:style-name="L10">
        <text:list-item>
          <text:p text:style-name="P108">Recept je při výrobě spotřebován.</text:p>
        </text:list-item>
      </text:list>
      <text:p text:style-name="P45">Sérotvorný flakón</text:p>
      <text:p text:style-name="P46">/* <text:span text:style-name="T91">Tohle asi nebude recept, už samotný flakón se kombinuje se vzorkem jedu</text:span> */</text:p>
      <text:list xml:id="list22650761056257" text:continue-list="list2829732859" text:style-name="L9">
        <text:list-header>
          <text:p text:style-name="P101">(V laborce mága, který zde před stovkami let žil)</text:p>
        </text:list-header>
        <text:list-item>
          <text:p text:style-name="P109">Pronesení zaklínací formule promění vzorek libovolného živočišného jedu vložený do tohoto flakónu v sérum proti tomuto jedu.</text:p>
        </text:list-item>
        <text:list-item>
          <text:p text:style-name="P93"><text:soft-page-break/>Lze použít opakovaně.</text:p>
        </text:list-item>
      </text:list>
      <text:h text:style-name="Heading_20_2" text:outline-level="2">NPC<text:span text:style-name="T76">s</text:span> <text:span text:style-name="T73">(mrtvoly)</text:span></text:h>
      <text:p text:style-name="P3">Ad jména – jména mrtvých elfů ve skutečnosti nejsou až tak podstatná, pokud teda nemají vztah k někomu živému. <text:span text:style-name="T83">Ailara by například mohla být milenka (nebo sestra?) šéfa, který sem tuhle výpravu poslal (na druhou stranu co z toho, stejně nemá komu něco zazlívat, když jsou všichni mrtví…</text:span></text:p>
      <text:p text:style-name="P4">Le<text:span text:style-name="T84">a</text:span>ndor – <text:span text:style-name="T85">Elf, který sem výpravu poslal.</text:span></text:p>
      <text:p text:style-name="P65">/* Otázka teda je, jestli by do rozkazů podepsal. <text:span text:style-name="T86">Možná jen „L“</text:span>). */</text:p>
      <text:p text:style-name="P66">Mohl do rozkazu napsat, že se má Tianas postarat, aby se Ailaře nic nestalo – jinak si to vyřídí s ním.</text:p>
      <text:p text:style-name="P64">„<text:span text:style-name="T97">Tianasi, pověřuji tě úkolem, o kterém jsme mluvili při našem minulém setkání. Přikládám vše, co se nám podařilo o cílovém místě zjistit /* TODO: a XY, které vás ochrání před pastmi */.</text:span>“</text:p>
      <text:p text:style-name="P63"><text:span text:style-name="T98">PS: </text:span>„<text:span text:style-name="T97">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62">L.</text:p>
      <text:p text:style-name="P1">Tianas – vůdce výpravy</text:p>
      <text:list xml:id="list1793628016" text:style-name="L11">
        <text:list-item>
          <text:p text:style-name="P94">Příkaz prozkoumat věž</text:p>
          <text:list>
            <text:list-item>
              <text:p text:style-name="P94">Zmínka o pastech a o přiložených předmětech, které umožní se jim vyhnout.</text:p>
              <text:list>
                <text:list-item>
                  <text:p text:style-name="P95"><text:soft-page-break/>Nebo návod, jak je deaktivovat? Magické pasti by se měly deaktivovat magicky (což je trochu problém – nestačí znát formuli, je potřeba je sám aktivovat).</text:p>
                </text:list-item>
              </text:list>
            </text:list-item>
            <text:list-item>
              <text:p text:style-name="P110"><text:span text:style-name="T15">Varování, že staří elfové se zmiňovali o ochraně proti jedovatému plynu </text:span><text:span text:style-name="T16">(něco ve stylu plynové masky – asi nějaký kouzelný předmět)</text:span><text:span text:style-name="T15">, ale nepovedlo se ji nikde najít, takže spuštění plynové pasti se důrazně nedoporučuje.</text:span></text:p>
            </text:list-item>
          </text:list>
        </text:list-item>
      </text:list>
      <text:p text:style-name="P35">Jeden z elfů to zapisoval <text:span text:style-name="T75">(TODO: Jméno)</text:span></text:p>
      <text:list xml:id="list2753464399" text:style-name="L12">
        <text:list-item>
          <text:p text:style-name="P96">V zápisech by mohly být hinty (o obřím pavoukovi ve studni, například).</text:p>
        </text:list-item>
      </text:list>
      <text:p text:style-name="P1">Ai<text:span text:style-name="T82">l</text:span>ara – <text:span text:style-name="T28">Léčitelka</text:span></text:p>
      <text:list xml:id="list716236020" text:style-name="L13">
        <text:list-item>
          <text:p text:style-name="P111"><text:span text:style-name="T4">Mohla by mít i nějaký protijed </text:span><text:span text:style-name="T8">(na druhou stranu to by spíš měl mít někdo jinej, ať není všechen léčivej loot na jednom místě – zřejmě ho dala hlídce, když za ni přišli s otravou)</text:span></text:p>
          <text:list>
            <text:list-item>
              <text:p text:style-name="P112"><text:span text:style-name="T8">P</text:span><text:span text:style-name="T4">rotijed spíš ne, ten postavy budou moci vyrobit.</text:span></text:p>
            </text:list-item>
            <text:list-item>
              <text:p text:style-name="P102">Hojivý rituál</text:p>
            </text:list-item>
            <text:list-item>
              <text:p text:style-name="P103">Léčivý lektvar</text:p>
            </text:list-item>
          </text:list>
        </text:list-item>
      </text:list>
      <text:h text:style-name="Heading_20_2" text:outline-level="2">TODO:</text:h>
      <text:list xml:id="list4051550047" text:style-name="L60">
        <text:list-item>
          <text:p text:style-name="P245">Ve spodním patře věže by možná spíš měla bejt spíš mágova laborka než komnata velitele tvrze.</text:p>
          <text:list>
            <text:list-item>
              <text:p text:style-name="P245"/>
            </text:list-item>
          </text:list>
        </text:list-item>
      </text:list>
      <text:list xml:id="list345098885" text:style-name="L59">
        <text:list-item>
          <text:p text:style-name="P244"><text:span text:style-name="T174">Při popisu mrtvých orků zmínit, že jsou plně vyzbrojeni</text:span></text:p>
        </text:list-item>
      </text:list>
      <text:list xml:id="list2027976959" text:style-name="L14">
        <text:list-item>
          <text:p text:style-name="P113">Udělat místnost v hlavní věži v druhém podzemním patře – bude to jeden z hintů, že v prvním by měla být taky.</text:p>
        </text:list-item>
        <text:list-item>
          <text:p text:style-name="P114"><text:soft-page-break/>Jak řešili světlo? (Magicky ne, takže by tu asi měly být lucerny, nebo aspoň háčky na stěnách a sud s olejem –<text:span text:style-name="T136"> byl určitě ve skladu, takže možná zasypanej stropem nebo rozbitej</text:span>).</text:p>
        </text:list-item>
      </text:list>
      <text:list xml:id="list3465678383" text:style-name="L15">
        <text:list-item>
          <text:p text:style-name="P115">Dílna na opravu soch</text:p>
        </text:list-item>
        <text:list-item>
          <text:p text:style-name="P116">U kuchyně (respektive u skladu) by měl být nákladní výtah</text:p>
          <text:list>
            <text:list-item>
              <text:p text:style-name="P117">Půjde tamtudy sešplhat dolů? Asi by mohlo.</text:p>
            </text:list-item>
          </text:list>
        </text:list-item>
        <text:list-item>
          <text:p text:style-name="P118">Zvedací mechanismus nad mříží (asi bude potřeba prohodit směr schodů, aby se v 1. patře dalo nad mříž dostat.</text:p>
        </text:list-item>
      </text:list>
      <text:p text:style-name="P16">Pasti</text:p>
      <text:list xml:id="list315914129" text:style-name="L16">
        <text:list-item>
          <text:p text:style-name="P119">Magické pasti</text:p>
          <text:list>
            <text:list-item>
              <text:p text:style-name="P119">Ohnivé šipky vystřelující ze stěn</text:p>
              <text:list>
                <text:list-item>
                  <text:p text:style-name="P120">Měly by být stejně silné jako Hůlka ohně (ale s vysokým atributem...)</text:p>
                </text:list-item>
              </text:list>
            </text:list-item>
            <text:list-item>
              <text:p text:style-name="P119">Elfská výprava měla předměty, které před pastmi chrání.</text:p>
              <text:list>
                <text:list-item>
                  <text:p text:style-name="P121">V rozkazu veliteli výpravy by to mělo být zmíněno.</text:p>
                </text:list-item>
              </text:list>
            </text:list-item>
          </text:list>
        </text:list-item>
      </text:list>
      <text:p text:style-name="P19"><text:tab/>Co je zapasťované a proč?</text:p>
      <text:list xml:id="list1159735261" text:style-name="L17">
        <text:list-item>
          <text:p text:style-name="P122">Možná nějaký trezor, jestli tu byl (což asi byl).</text:p>
        </text:list-item>
        <text:list-item>
          <text:p text:style-name="P123">Pasti coby součást obrany tvrze</text:p>
          <text:list>
            <text:list-item>
              <text:p text:style-name="P124">Obecně pasti, které za sebou mohli ustupující obránci aktivovat.</text:p>
            </text:list-item>
            <text:list-item>
              <text:p text:style-name="P123">Jednou z nich byla plynová past</text:p>
              <text:list>
                <text:list-item>
                  <text:p text:style-name="P125"><text:soft-page-break/>Asi by někdo mohlo být něco, co před jedovatým plynem chrání.</text:p>
                </text:list-item>
                <text:list-item>
                  <text:p text:style-name="P125">Ono je to teda asi možná jedno, jestli je ta past vypotřebovaná a deaktivovaná, <text:span text:style-name="T36">ale dávalo by to smysl.</text:span></text:p>
                </text:list-item>
              </text:list>
            </text:list-item>
          </text:list>
        </text:list-item>
      </text:list>
      <text:p text:style-name="P16">Překážky</text:p>
      <text:list xml:id="list2466199888" text:style-name="L18">
        <text:list-header>
          <text:p text:style-name="P127">Zatím tam mám: Šplhání na věž <text:span text:style-name="T37">(mělo by vyžadovat zatloukání skob nebo tak něco)</text:span> nebo stavění mostku, sešplhávání do <text:span text:style-name="T38">studny, za vchodem do studny by mohla být mříž.</text:span></text:p>
        </text:list-header>
        <text:list-item>
          <text:p text:style-name="P126"><text:span text:style-name="T65">Do podzemí se musí šplhat (na věž a pak dolů s</text:span><text:span text:style-name="T66">c</text:span><text:span text:style-name="T65">hodištěm, případně sešplhat do studny), </text:span><text:span text:style-name="T67">ale chtělo by to asi ještě nějaké šplhání dole. Mohou tam být například zřícené schody do dolního patra.</text:span></text:p>
          <text:list>
            <text:list-item>
              <text:p text:style-name="P128">Mezi hradem a věží by asi taky mohlo jít postavit můstek.</text:p>
              <text:list>
                <text:list-item>
                  <text:p text:style-name="P129">TODO: Musí být z čeho <text:span text:style-name="T133">(mohly staré stropní trámy přežít?)</text:span></text:p>
                </text:list-item>
              </text:list>
            </text:list-item>
          </text:list>
        </text:list-item>
      </text:list>
      <text:p text:style-name="P56">Zamčené dveře a truhly, klíče k nim</text:p>
      <text:list xml:id="list54108395" text:style-name="L19">
        <text:list-item>
          <text:p text:style-name="P130">Staří elfové tu mohli mít nějaké ubikace a v nich truhly s osobními předměty <text:span text:style-name="T107">(TODO)</text:span>.</text:p>
        </text:list-item>
      </text:list>
      <text:list xml:id="list3670709699" text:style-name="L20">
        <text:list-item>
          <text:p text:style-name="P131"><text:span text:style-name="T106">Noví e</text:span>lfové měli nějaké klíče s sebou (např. k trezoru pána tvrze).</text:p>
        </text:list-item>
      </text:list>
      <text:p text:style-name="P13">Loot <text:span text:style-name="T92">(viz </text:span><text:span text:style-name="T93">Loot</text:span><text:span text:style-name="T92">)</text:span></text:p>
      <text:p text:style-name="P14">Texty na svitcích</text:p>
      <text:list xml:id="list1494170054" text:style-name="L21">
        <text:list-item>
          <text:p text:style-name="P132">Svitky by měly hráčům sdělit, co se tu stalo</text:p>
          <text:list>
            <text:list-item>
              <text:p text:style-name="P133">Deník velitele tvrze</text:p>
            </text:list-item>
            <text:list-item>
              <text:p text:style-name="P133"><text:soft-page-break/>Rozka<text:span text:style-name="T63">z</text:span> pro vůdce výpravy <text:span text:style-name="T64">(hodilo by se jméno toho, kdo je sem potkal, to pak bude NPCčko v kampani).</text:span></text:p>
              <text:list>
                <text:list-item>
                  <text:p text:style-name="P97">Vůdce výpravy by mohl mít písemný rozkaz (kde bude zmíněno, že k němu dostal návod jak odstranit pasti a otevřít trezor – možná by k tomu mohl bejt i klíč). <text:span text:style-name="T22">Každopádně v rozkazu můžu nastínit příběh (že to jsou potomci dávných elfů).</text:span></text:p>
                </text:list-item>
              </text:list>
            </text:list-item>
          </text:list>
        </text:list-item>
      </text:list>
      <text:p text:style-name="P14">Mapa dungeonu</text:p>
      <text:p text:style-name="P15">Popis <text:span text:style-name="T80">místností</text:span></text:p>
      <text:p text:style-name="P17">Hinty, extra descriptiony</text:p>
      <text:list xml:id="list1027221769" text:style-name="L22">
        <text:list-item>
          <text:p text:style-name="P134">Kde je kaple a jak se otevírá.</text:p>
        </text:list-item>
        <text:list-item>
          <text:p text:style-name="P134"><text:span text:style-name="T39">J</text:span>ak se dají deaktivovat pasti.</text:p>
        </text:list-item>
        <text:list-item>
          <text:p text:style-name="P135">Něco o amuletu, díky kterému neútočí sochy.</text:p>
        </text:list-item>
      </text:list>
      <text:h text:style-name="Heading_20_2" text:outline-level="2">Nestvůry</text:h>
      <text:p text:style-name="P18">Zatím mám: Obřího pavouka, přízrak, huňáče, <text:span text:style-name="T45">2</text:span> <text:span text:style-name="T44">poškozené sochy, orka a gobliny. To asi úplně stačí (má to být oneshotový dungeon).</text:span></text:p>
      <text:list xml:id="list3013407722" text:style-name="L23">
        <text:list-item>
          <text:p text:style-name="P136">Pavouci (všude spousta sítí).</text:p>
          <text:list>
            <text:list-item>
              <text:p text:style-name="P137">Velcí asi jako dlaň, jedovatí (ale ne smrtelně). Nejsou agresivní, ale pokud se někdo bude prodírat <text:span text:style-name="T108">skrz jejich pavučiny</text:span>, asi nebudou mít radost.</text:p>
            </text:list-item>
            <text:list-item>
              <text:p text:style-name="P137">Někde by tu mohla být jejich matka – obří pavoučice. <text:span text:style-name="T33">Ta se určitě bránit bude.</text:span></text:p>
            </text:list-item>
          </text:list>
        </text:list-item>
      </text:list>
      <text:list xml:id="list183207280" text:style-name="L24">
        <text:list-item>
          <text:p text:style-name="P138">Sochy</text:p>
          <text:list>
            <text:list-item>
              <text:p text:style-name="P138"><text:soft-page-break/>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38">Asi nějaký ochranný amulet?</text:p>
                </text:list-item>
              </text:list>
            </text:list-item>
          </text:list>
        </text:list-item>
      </text:list>
      <text:list xml:id="list2672915638" text:style-name="L25">
        <text:list-item>
          <text:p text:style-name="P139">Huňáči</text:p>
          <text:list>
            <text:list-item>
              <text:p text:style-name="P140">Zvuky: <text:span text:style-name="T42">Mnohohlasné slabé</text:span> mňoukání.</text:p>
            </text:list-item>
            <text:list-item>
              <text:p text:style-name="P139">Je jich tu celá rodinka. Budou bránit své mladé, možná se je pokusí odnést.</text:p>
            </text:list-item>
            <text:list-item>
              <text:p text:style-name="P141">Když se naježí, hází výboj <text:span text:style-name="T43">(kolo přípravy? Asi jo). Umí to i koťata.</text:span></text:p>
            </text:list-item>
          </text:list>
        </text:list-item>
      </text:list>
      <text:h text:style-name="Heading_20_2" text:outline-level="2">Místnosti</text:h>
      <text:p text:style-name="P38">Pozn:</text:p>
      <text:list xml:id="list537540672" text:style-name="L33">
        <text:list-item>
          <text:p text:style-name="P157">Huňáče do podzemí – budou tam průrvy, kterými proleze jen kočka (zvuky mňoukání).</text:p>
        </text:list-item>
        <text:list-item>
          <text:p text:style-name="P158">Laborku mága taky do podzemí, ale před huňáče, ať hráči už vědí, že chtějí jejich srst.</text:p>
        </text:list-item>
        <text:list-item>
          <text:p text:style-name="P159">Místnost velitele tvrze asi taky do podzemí. Ideálně před ty nejhorší pasti.</text:p>
        </text:list-item>
        <text:list-item>
          <text:p text:style-name="P160">Mříž musí být ve směru od studny až za doupětem obřího pavouka.</text:p>
        </text:list-item>
      </text:list>
      <text:h text:style-name="Heading_20_3" text:outline-level="3"><text:soft-page-break/>Trosky pevnosti</text:h>
      <text:list xml:id="list242571134" text:style-name="L62">
        <text:list-item>
          <text:p text:style-name="P250">TODO: Přízrak na hradbách</text:p>
        </text:list-item>
      </text:list>
      <text:p text:style-name="P246">Zdi jsou pobořené, stropy popadané, všude je spousta suti. Ruiny jsou prorostlé travou a nízkými keři, na několika místech se uchytily dokonce i stromy.</text:p>
      <text:p text:style-name="P247">Mapa pevnosti je předtištěná, protože postupně hráčům kreslit spoustu prázdných, zřícených místností by nebylo moc zajímavé. <text:span text:style-name="T181">Celou pevnost ber jako jednu místnost – když ji hráči prohledají, narazí na následující zajímavé detaily:</text:span></text:p>
      <text:list xml:id="list1115384223" text:style-name="L61">
        <text:list-item>
          <text:p text:style-name="P248">studna</text:p>
        </text:list-item>
        <text:list-item>
          <text:p text:style-name="P249">mňoukání</text:p>
        </text:list-item>
        <text:list-item>
          <text:p text:style-name="P251">zřícený mostek na boční věž</text:p>
        </text:list-item>
        <text:list-item>
          <text:p text:style-name="P252">pozůstatky po táboru elfů/orků?</text:p>
          <text:list>
            <text:list-item>
              <text:p text:style-name="P253">Spíš asi elfů, orkové se tu moc dlouho nezdrželi. <text:span text:style-name="T182">Zato ten elfský tábor určitě vyrabovali.</text:span></text:p>
            </text:list-item>
          </text:list>
        </text:list-item>
      </text:list>
      <text:p text:style-name="P28">TODO: Popis</text:p>
      <text:p text:style-name="P32">Pavučiny (a možná pár „malejch“ pavouků).</text:p>
      <text:h text:style-name="P76" text:outline-level="4">Studna</text:h>
      <text:p text:style-name="P29"><text:span text:style-name="T29">Studna je h</text:span>odně hluboká <text:span text:style-name="T30">(TODO: Kolik – ať je jasné, kolik je potřeba lana)</text:span>, na dně je stále voda.</text:p>
      <text:p text:style-name="P31">Dolů se dá celkem snadno sešplhat (i bez lana).</text:p>
      <text:p text:style-name="P39">Shora není vidět, dokud tam postavy nespustí světlo:</text:p>
      <text:p text:style-name="P30"><text:tab/>Dole kus nad vodní hladinou do studny ústí boční chodba.</text:p>
      <text:list xml:id="list1329196062" text:style-name="L34">
        <text:list-item>
          <text:p text:style-name="P161"><text:soft-page-break/>Žije tu něco? <text:span text:style-name="T32">Asi by mohlo, ale co…</text:span></text:p>
        </text:list-item>
        <text:list-item>
          <text:p text:style-name="P162">Mohli by tu žít pavouci a mít sítě jak nahoře v ruinách hradu, tak v šachtě studny.</text:p>
          <text:list>
            <text:list-item>
              <text:p text:style-name="P163">Na druhou stranu je tam dost vlhko, to se jim možná nebude líbit…</text:p>
              <text:list>
                <text:list-item>
                  <text:p text:style-name="P164">Pavučiny nemusí být úplně až dolů.</text:p>
                </text:list-item>
              </text:list>
            </text:list-item>
            <text:list-item>
              <text:p text:style-name="P165">Ale zase ruina hradu s pavučinama, to zní malebně.</text:p>
            </text:list-item>
          </text:list>
        </text:list-item>
      </text:list>
      <text:p text:style-name="P180">Popis: <text:span text:style-name="T183">Skrz pavučiny je díra</text:span>, jako kdyby <text:span text:style-name="T184">jimi</text:span> nedávno <text:span text:style-name="T184">pro</text:span>padl nějaký velký předmět. <text:span text:style-name="T183">Na několika místech jsou už ale upředeny nové.</text:span></text:p>
      <text:h text:style-name="P77" text:outline-level="4">Věž</text:h>
      <text:p text:style-name="P25">Věž stojí na vrcholku skalního sloupu <text:span text:style-name="T57">(TODO: Ilustrace)</text:span>. <text:span text:style-name="T51">Od pevnosti je v ní vidět vchod, který ovšem vede do prázdna – zřejmě se do ní původně chodilo po můstku, který je teď zřícený.</text:span></text:p>
      <text:p text:style-name="P24"><text:span text:style-name="T52">M</text:span>ožnosti, jak se dostat <text:span text:style-name="T58">do věže</text:span>:</text:p>
      <text:list xml:id="list3236773344" text:style-name="L35">
        <text:list-item>
          <text:p text:style-name="P181">Vyšplhat po skále</text:p>
          <text:list>
            <text:list-item>
              <text:p text:style-name="P104">Po pár metrech šplhání je <text:span text:style-name="T49">skála mírně převislá. Je sice rozpraskaná, ale pukliny jsou moc malé na to, aby se za ně dalo udržet.</text:span></text:p>
              <text:list>
                <text:list-item>
                  <text:p text:style-name="P182">Pomůže <text:span text:style-name="T50">například</text:span> zatlučení skob.</text:p>
                </text:list-item>
              </text:list>
            </text:list-item>
          </text:list>
        </text:list-item>
        <text:list-item>
          <text:p text:style-name="P183">Něčím přemostit zřícený můstek</text:p>
        </text:list-item>
        <text:list-item>
          <text:p text:style-name="P184">Přeskočit</text:p>
          <text:list>
            <text:list-item>
              <text:p text:style-name="P184">Je to dost daleko, ale zvládne to každý, kdo nemá vážné zranění <text:span text:style-name="T53">a odloží veškerou zátěž.</text:span></text:p>
              <text:list>
                <text:list-item>
                  <text:p text:style-name="P185"><text:soft-page-break/><text:span text:style-name="T23">Poznámka:</text:span> Schválně tu není přesná vzdálenost a <text:span text:style-name="T54">neříkej ji</text:span> ani hráčům. Popiš to nějak takhle:</text:p>
                  <text:p text:style-name="P105">„Asi to všichni zvládnete přeskočit, ale je to fakt docela daleko a není tu moc místa k roz<text:span text:style-name="T56">e</text:span>běhu. <text:span text:style-name="T55">Bude to dost natěsno.</text:span>“</text:p>
                </text:list-item>
                <text:list-item>
                  <text:p text:style-name="P105"><text:span text:style-name="T6">Když </text:span><text:span text:style-name="T7">budou hráči nebezpečí podceňovat</text:span><text:span text:style-name="T5">, můžeš dodat třeba:</text:span></text:p>
                  <text:p text:style-name="P106">„Hele, s batohem na zádech to určitě nedáš.“</text:p>
                  <text:p text:style-name="P106">„Ty chceš skákat s probodnutým břichem? To si můžeš rovnou dole vykopat hrob.“</text:p>
                </text:list-item>
              </text:list>
            </text:list-item>
          </text:list>
        </text:list-item>
      </text:list>
      <text:h text:style-name="P78" text:outline-level="4">Vnitřek věže</text:h>
      <text:p text:style-name="P6">Chybí strop, <text:span text:style-name="T48">je vidět obloha.</text:span></text:p>
      <text:p text:style-name="P6">Skrz skálu, na které věž stojí, je vytesané točité schodiště.</text:p>
      <text:p text:style-name="P23">Schodiště z části chybí, takže <text:span text:style-name="T46">dolů</text:span> se musí <text:span text:style-name="T46">se</text:span>šplhat <text:span text:style-name="T46">(a orkové nemohli jednoduše utéct ven).</text:span></text:p>
      <text:p text:style-name="P23">Dole budou mrtvoly orků, kteří se tudy snažili utéct. Zabil je <text:span text:style-name="T47">jedovatý plyn z pasti, kterou elfové v posledním vzdoru aktivovali</text:span>.</text:p>
      <text:list xml:id="list3055011619" text:style-name="L36">
        <text:list-item>
          <text:p text:style-name="P186"><text:span text:style-name="T74">Mají</text:span> ruce na krku a otevřená ústa, jako kdy<text:span text:style-name="T74">by</text:span> lap<text:span text:style-name="T74">li</text:span> po dechu.</text:p>
        </text:list-item>
      </text:list>
      <text:h text:style-name="Heading_20_3" text:outline-level="3"><text:soft-page-break/>První podzemní patro</text:h>
      <text:h text:style-name="Heading_20_4" text:outline-level="4">Sklad/sklep</text:h>
      <text:p text:style-name="P37">Podzemí sloužilo jako fallback obranné postavení v případě obléhání, tzn. tu musely být zásoby jídla a vody a <text:span text:style-name="T72">asi i nějaká provizorní kuchyně.</text:span></text:p>
      <text:list xml:id="list467536454" text:style-name="L37">
        <text:list-item>
          <text:p text:style-name="P187">Sklad by měl být poblíž studny, aby se sem dala snadno nanosit voda.</text:p>
        </text:list-item>
        <text:list-item>
          <text:p text:style-name="P188">Ve skladu vody jsou velké sudy postavené víkem nahoru (aby se do nich dala dolévat voda)</text:p>
        </text:list-item>
        <text:list-item>
          <text:p text:style-name="P188">Jsou tu taky dvě vědra s tyčí na nošení ve dvou.</text:p>
        </text:list-item>
      </text:list>
      <text:h text:style-name="Heading_20_4" text:outline-level="4"><text:span text:style-name="T71">Probořený strop, o patro níž z</text:span>ával</text:h>
      <text:p text:style-name="P36">TODO (<text:span text:style-name="T70">dát do do nějaké místnosti</text:span>)</text:p>
      <text:p text:style-name="P33">Někde se provalil strop a zasypalo to vstup do další místnosti.</text:p>
      <text:list xml:id="list1113240740" text:style-name="L38">
        <text:list-item>
          <text:p text:style-name="P189">Zával jde prokopat</text:p>
        </text:list-item>
        <text:list-item>
          <text:p text:style-name="P189">Je možné prorazit díru ve zdi vedle.</text:p>
        </text:list-item>
        <text:list-item>
          <text:p text:style-name="P189">Je možné to <text:span text:style-name="T62">celé</text:span> obejít a dostat se do spodního patra studnou.</text:p>
        </text:list-item>
      </text:list>
      <text:p text:style-name="P34">Ze závalu by mohl čouhat mechanismus nějaké veselé pasti (čepele ze zdí nebo tak něco).</text:p>
      <text:h text:style-name="P81" text:outline-level="4">Ubikace</text:h>
      <text:p text:style-name="P243">Dveře jsou zamčené, dají se vypáčit, <text:span text:style-name="T180">rozbít, vyrazit, <text:s/>nebo tak něco</text:span>.</text:p>
      <text:p text:style-name="P243">TODO: Někde by k nim mohly být klíče (aspoň k některým).</text:p>
      <text:h text:style-name="P79" text:outline-level="4"><text:soft-page-break/>Komnata velitele tvrze</text:h>
      <text:p text:style-name="P26">/* <text:span text:style-name="T122">Možná ji šoupnu do nadzemí, ať tak taky něco je (asi do věže). Tak ne, bude nakonec v úplně dolním patře věže.</text:span> */</text:p>
      <text:p text:style-name="P26"><text:span text:style-name="T59">U stěny je</text:span> mrtvý elf. <text:span text:style-name="T59">Je čelem ke zdi, částečně se o ni opírá a v zádech má několik šípů.</text:span> Ruku má nataženou nahoru, jako kdyby <text:span text:style-name="T60">se</text:span> tam snažil k něčemu dostat.</text:p>
      <text:p text:style-name="P27">Trezor</text:p>
      <text:list xml:id="list1412550336" text:style-name="L39">
        <text:list-item>
          <text:p text:style-name="P191">Nad mrtvým elfem je zavřený skrytý trezor.</text:p>
          <text:list>
            <text:list-item>
              <text:p text:style-name="P192">Proklepání zdi prozradí, že tam je dutý prostor.</text:p>
            </text:list-item>
            <text:list-item>
              <text:p text:style-name="P192">TODO: Jak se trezor otevírá?</text:p>
            </text:list-item>
            <text:list-item>
              <text:p text:style-name="P192">TODO: Past</text:p>
            </text:list-item>
          </text:list>
        </text:list-item>
        <text:list-item>
          <text:p text:style-name="P190"><text:span text:style-name="T81">D</text:span>eník velitele tvrze, kde poslední záznamy budou něco říkat o válce s orky, bude tam zmínka o rozkazu, který celou posádku povolává do bitvy a poslední záznam řekne „Aktivuju obranné pasti, odcházíme“.</text:p>
          <text:p text:style-name="P193"><text:span text:style-name="T10">Možná i něco o tom, že nestíhají odvézt obsah pokladnice </text:span><text:span text:style-name="T11">(nebo mohlo být součástí rozkazu, že mají pokladnici zabezpečit, ale neodvážet její obsah, protože jdou rovnou do bitvy)</text:span><text:span text:style-name="T10">.</text:span></text:p>
        </text:list-item>
      </text:list>
      <text:h text:style-name="P74" text:outline-level="3"><text:span text:style-name="T61">Druhé podzemní patro</text:span></text:h>
      <text:h text:style-name="Heading_20_4" text:outline-level="4">Obranné postavení</text:h>
      <text:p text:style-name="P242">Všechn</text:p>
      <text:p text:style-name="P237">První dvě sochy</text:p>
      <text:list xml:id="list618941651" text:style-name="L57">
        <text:list-item>
          <text:p text:style-name="P238">Mají kopí.</text:p>
        </text:list-item>
        <text:list-item>
          <text:p text:style-name="P239"><text:soft-page-break/>Aktivují se, když někdo vstoupí do místnosti, nebo když na některou z nich někdo zaútočí.</text:p>
        </text:list-item>
        <text:list-item>
          <text:p text:style-name="P236"><text:span text:style-name="T178">V</text:span>ědí o ohnivé šipce prostřelující střed chodby, takže si tam nestoupají.</text:p>
        </text:list-item>
      </text:list>
      <text:p text:style-name="P240">Druhé dvě sochy.</text:p>
      <text:list xml:id="list1391917304" text:style-name="L58">
        <text:list-item>
          <text:p text:style-name="P241"><text:span text:style-name="T179">Mají meče a štíty<text:line-break/>- spousta zbraní pro postavy? Možná ne úplně vhodných – nemohou být dřevěné, to by nevydržely.</text:span></text:p>
        </text:list-item>
        <text:list-item>
          <text:p text:style-name="P241"><text:span text:style-name="T179">Aktivují se otevřením některých ze dvou dveří, nebo když na některou z nich někdo zaútočí.</text:span></text:p>
        </text:list-item>
      </text:list>
      <text:h text:style-name="Heading_20_4" text:outline-level="4">Chodba za studnou</text:h>
      <text:p text:style-name="P8">Chodba s<text:span text:style-name="T31">toupá</text:span> nahoru (možná schodištěm), <text:span text:style-name="T31">jinak by hrozilo zatopení.</text:span></text:p>
      <text:list xml:id="list206336805" text:style-name="L40">
        <text:list-item>
          <text:p text:style-name="P166">Mříž</text:p>
          <text:list>
            <text:list-item>
              <text:p text:style-name="P166">Zámek je zarezlý. I kdybyste měli klíč, nejspíš by vám nepomohl.</text:p>
            </text:list-item>
            <text:list-item>
              <text:p text:style-name="P167">Mříž by spíš asi měla sjíždět shora ze stropu, aby bránila případnému útoku. <text:span text:style-name="T123">Otázka je, odkud se ten mechanismus ovládá – asi by to mělo bejt zevnitř tvrze, aby si útočníci nemohli odemknout…</text:span></text:p>
              <text:list>
                <text:list-item>
                  <text:p text:style-name="P168">Hráči by se ale měli mít možnost přes mříž dostat – otázka je, jak.</text:p>
                </text:list-item>
                <text:list-item>
                  <text:p text:style-name="P169">Možná by mohla být zvednutá (nebo třeba jen částečně, takže se pod ní půjde protáhnout). Zvedli jí elfové, kteří to tu prozkoumávali.</text:p>
                  <text:list>
                    <text:list-item>
                      <text:p text:style-name="P170"><text:soft-page-break/>Elfové přišli věží. Prolézat pavoukama se jim nechtělo a navíc měli informaci o pastech.</text:p>
                    </text:list-item>
                  </text:list>
                </text:list-item>
                <text:list-item>
                  <text:p text:style-name="P170">Zvenku se mříž zvednout nedá, mechanismus v prvním patře má západku.</text:p>
                </text:list-item>
              </text:list>
            </text:list-item>
          </text:list>
        </text:list-item>
      </text:list>
      <text:p text:style-name="P9">Doupě obří pavoučice</text:p>
      <text:p text:style-name="P10">(Dává smysl tady, protože je to oddělené od zbytku dungeonu. Studnou se sem pavoučice v pohodě dostane).</text:p>
      <text:h text:style-name="Heading_20_4" text:outline-level="4">Doupě obřího pavouka</text:h>
      <text:p text:style-name="P7">Průduchy <text:span text:style-name="T34">ve skále – postavy neprolezou, pavouci ano.</text:span></text:p>
      <text:list xml:id="list3425244256" text:style-name="L41">
        <text:list-item>
          <text:p text:style-name="P194">Všude je spousta pavučin.</text:p>
          <text:list>
            <text:list-item>
              <text:p text:style-name="P194">Dají se zapálit, v tom případě ale samozřejmě pavoučice zaútočí (pokud přežije oheň).</text:p>
            </text:list-item>
          </text:list>
        </text:list-item>
      </text:list>
      <text:list xml:id="list2682241709" text:style-name="L42">
        <text:list-item>
          <text:p text:style-name="P171">Vysátá, do pavučin zamotaná mrtvola elfa.</text:p>
          <text:list>
            <text:list-item>
              <text:p text:style-name="P195"><text:span text:style-name="T1">TODO: Nějaký poklad – </text:span><text:span text:style-name="T2">asi svitky</text:span><text:span text:style-name="T1">. </text:span><text:span text:style-name="T2">Tzn. když někdo pavučiny zapálí, svitky shoří. </text:span><text:span text:style-name="T3">Ale šlo by asi nejdřív mrtvolu vytáhnout.</text:span></text:p>
            </text:list-item>
          </text:list>
        </text:list-item>
      </text:list>
      <text:h text:style-name="P80" text:outline-level="4">Kaple</text:h>
      <text:p text:style-name="P2">/* <text:span text:style-name="T121">Asi ji nakonec přesunu do -1. patra</text:span> */</text:p>
      <text:p text:style-name="P2">V kapli <text:span text:style-name="T78">je</text:span> magické světlo <text:span text:style-name="T79">-</text:span> nasvěcuje Beleronovu sochu, <text:span text:style-name="T79">takže</text:span> vypad<text:span text:style-name="T79">á</text:span> obzvláště <text:span text:style-name="T77">vznešeně a</text:span> tajemně.</text:p>
      <text:p text:style-name="P20"><text:span text:style-name="T25">Socha B</text:span><text:span text:style-name="T23">eleron</text:span><text:span text:style-name="T25">a</text:span><text:span text:style-name="T23"> – </text:span><text:span text:style-name="T25">boha</text:span><text:span text:style-name="T23"> cti</text:span><text:span text:style-name="T26">,</text:span><text:span text:style-name="T23"> spravedlnosti a </text:span><text:span text:style-name="T26">věrnosti</text:span><text:span text:style-name="T23">.</text:span></text:p>
      <text:p text:style-name="P21"><text:span text:style-name="T24">Atributy:</text:span><text:span text:style-name="T27"> Poklek s čelem opřeným o jílec meče.</text:span></text:p>
      <text:p text:style-name="P22">Kaple je final rooma, je tu ukrytý power crystal.</text:p>
      <text:list xml:id="list3435850235" text:style-name="L43">
        <text:list-item>
          <text:p text:style-name="P172"><text:soft-page-break/>Asi někde v podstavci Beleronovy sochy.</text:p>
        </text:list-item>
        <text:list-item>
          <text:p text:style-name="P172">Nebo je to možná hlavice jílce jeho meče, ale to by asi bylo nedůstojné (on i ten podstavec, ale to se dá ještě zkousnout).</text:p>
        </text:list-item>
      </text:list>
      <text:p text:style-name="P11">Kaple by měla být tajná a někde by měl být hint, kde je a jak se otevírá. <text:span text:style-name="T40">A taky jak si poradit s přízrakem (jak?)</text:span></text:p>
      <text:p text:style-name="P12">Když do kaple někdo vstoupí, přivolá to přízrak.</text:p>
      <text:list xml:id="list653209692" text:style-name="L44">
        <text:list-item>
          <text:p text:style-name="P173">Je možné ho ukecat.</text:p>
        </text:list-item>
        <text:list-item>
          <text:p text:style-name="P174">Je možné ho zmlátit, ale asi jen pokud mají postavy výbavu z jiných dungeonů.</text:p>
        </text:list-item>
        <text:list-item>
          <text:p text:style-name="P174">Mělo by být možné ho „odeklít“</text:p>
          <text:list>
            <text:list-item>
              <text:p text:style-name="P174">Otázka je, jak a proč vzniknul.</text:p>
            </text:list-item>
            <text:list-item>
              <text:p text:style-name="P175">Posádka dostala rozkaz vyrazit do bitvy. On je co, bývalý velitel pevnosti? <text:span text:style-name="T41">Možná to byl místní šlechtic a nechtěl svou zemi opustit.</text:span></text:p>
            </text:list-item>
            <text:list-item>
              <text:p text:style-name="P176">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177">Jo, to dává smysl. Útočí na orky a gobliny, že?</text:p>
                </text:list-item>
              </text:list>
            </text:list-item>
          </text:list>
        </text:list-item>
      </text:list>
      <text:list xml:id="list2692582713" text:style-name="L28">
        <text:list-item>
          <text:p text:style-name="P178">Novoelfí průzkumníci <text:span text:style-name="T35">o něm mohli vědět a mohli mít s sebou nějaké kouzlo, kterým půjde kletba zrušit. Bude ale asi potřeba dostat se do Beleronovy kaple a přízrak se asi bude bránit.</text:span></text:p>
        </text:list-item>
      </text:list>
      <text:p text:style-name="P179"><text:soft-page-break/>Dotek krystalu:<text:line-break/><text:tab/><text:span text:style-name="T176">Když se ho </text:span>postavy<text:span text:style-name="T176"> dotknou, tak získají jeden bod zkušenosti a </text:span>přestanou mít <text:span text:style-name="T176">pocit, </text:span>že je sem něco táh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1T23:09:30.804000000</dc:date>
    <meta:print-date>2113-01-01T00:00:00</meta:print-date>
    <meta:editing-cycles>10296</meta:editing-cycles>
    <meta:editing-duration>P32DT53M6S</meta:editing-duration>
    <meta:generator>LibreOffice/5.3.2.2$Windows_X86_64 LibreOffice_project/6cd4f1ef626f15116896b1d8e1398b56da0d0ee1</meta:generator>
    <meta:document-statistic meta:table-count="0" meta:image-count="0" meta:object-count="0" meta:page-count="26" meta:paragraph-count="337" meta:word-count="4327" meta:character-count="24485" meta:non-whitespace-character-count="20632"/>
  </office:meta>
</office:document-meta>
</file>